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fo:text-align="start" style:writing-mode="rl-tb" fo:margin-bottom="0.0576in"/>
    </style:style>
    <style:style style:name="T2" style:parent-style-name="DefaultParagraphFont" style:family="text">
      <style:text-properties style:font-name="Taamey Ashkenaz" style:font-name-complex="Taamey Ashkenaz" style:font-size-complex="10.5pt"/>
    </style:style>
    <style:style style:name="T3" style:parent-style-name="DefaultParagraphFont" style:family="text">
      <style:text-properties style:font-name="Taamey Ashkenaz" style:font-name-complex="Taamey Ashkenaz" style:font-size-complex="10.5pt"/>
    </style:style>
    <style:style style:name="T4" style:parent-style-name="DefaultParagraphFont" style:family="text">
      <style:text-properties style:font-name="Taamey Ashkenaz" style:font-name-complex="Taamey Ashkenaz" style:font-size-complex="10.5pt"/>
    </style:style>
    <style:style style:name="T5" style:parent-style-name="DefaultParagraphFont" style:family="text">
      <style:text-properties style:font-name="Taamey Ashkenaz" style:font-name-complex="Taamey Ashkenaz" style:font-size-complex="10.5pt"/>
    </style:style>
    <style:style style:name="T6" style:parent-style-name="DefaultParagraphFont" style:family="text">
      <style:text-properties style:font-name="Taamey Ashkenaz" style:font-name-complex="Taamey Ashkenaz" style:font-size-complex="10.5pt"/>
    </style:style>
    <style:style style:name="T7" style:parent-style-name="DefaultParagraphFont" style:family="text">
      <style:text-properties style:font-name="Taamey Ashkenaz" style:font-name-complex="Taamey Ashkenaz" style:font-size-complex="10.5pt"/>
    </style:style>
    <style:style style:name="T8" style:parent-style-name="DefaultParagraphFont" style:family="text">
      <style:text-properties style:font-name="Taamey Ashkenaz" style:font-name-complex="Taamey Ashkenaz" style:font-size-complex="10.5pt"/>
    </style:style>
    <style:style style:name="T9" style:parent-style-name="DefaultParagraphFont" style:family="text">
      <style:text-properties style:font-name="Taamey Ashkenaz" style:font-name-complex="Taamey Ashkenaz" style:font-size-complex="10.5pt"/>
    </style:style>
    <style:style style:name="T10" style:parent-style-name="DefaultParagraphFont" style:family="text">
      <style:text-properties style:font-name="Taamey Ashkenaz" style:font-name-complex="Taamey Ashkenaz" style:font-size-complex="10.5pt"/>
    </style:style>
    <style:style style:name="T11" style:parent-style-name="DefaultParagraphFont" style:family="text">
      <style:text-properties style:font-name="Taamey Ashkenaz" style:font-name-complex="Taamey Ashkenaz" style:font-size-complex="10.5pt"/>
    </style:style>
    <style:style style:name="T12" style:parent-style-name="DefaultParagraphFont" style:family="text">
      <style:text-properties style:font-name="Taamey Ashkenaz" style:font-name-complex="Taamey Ashkenaz" style:font-size-complex="10.5pt"/>
    </style:style>
    <style:style style:name="T13" style:parent-style-name="DefaultParagraphFont" style:family="text">
      <style:text-properties style:font-name="Taamey Ashkenaz" style:font-name-complex="Taamey Ashkenaz" style:font-size-complex="10.5pt"/>
    </style:style>
    <style:style style:name="P14" style:parent-style-name="Textbody" style:family="paragraph">
      <style:paragraph-properties fo:text-align="start" style:writing-mode="rl-tb" fo:margin-bottom="0.0576in"/>
    </style:style>
    <style:style style:name="T15" style:parent-style-name="DefaultParagraphFont" style:family="text">
      <style:text-properties style:font-name="Taamey Ashkenaz" style:font-name-complex="Taamey Ashkenaz" style:font-size-complex="10.5pt"/>
    </style:style>
    <style:style style:name="T16" style:parent-style-name="DefaultParagraphFont" style:family="text">
      <style:text-properties style:font-name="Taamey Ashkenaz" style:font-name-complex="Taamey Ashkenaz" style:font-size-complex="10.5pt"/>
    </style:style>
    <style:style style:name="T17" style:parent-style-name="DefaultParagraphFont" style:family="text">
      <style:text-properties style:font-name="Taamey Ashkenaz" style:font-name-complex="Taamey Ashkenaz" style:font-weight-complex="bold" style:font-size-complex="10.5pt"/>
    </style:style>
    <style:style style:name="T18" style:parent-style-name="DefaultParagraphFont" style:family="text">
      <style:text-properties style:font-name="Taamey Ashkenaz" style:font-name-complex="Taamey Ashkenaz" style:font-size-complex="10.5pt"/>
    </style:style>
    <style:style style:name="T19" style:parent-style-name="DefaultParagraphFont" style:family="text">
      <style:text-properties style:font-name="Taamey Ashkenaz" style:font-name-complex="Taamey Ashkenaz" style:font-weight-complex="bold" style:font-size-complex="10.5pt"/>
    </style:style>
    <style:style style:name="T20" style:parent-style-name="DefaultParagraphFont" style:family="text">
      <style:text-properties style:font-name="Taamey Ashkenaz" style:font-name-complex="Taamey Ashkenaz" style:font-size-complex="10.5pt"/>
    </style:style>
    <style:style style:name="T21" style:parent-style-name="DefaultParagraphFont" style:family="text">
      <style:text-properties style:font-name="Taamey Ashkenaz" style:font-name-complex="Taamey Ashkenaz" style:font-weight-complex="bold" style:font-size-complex="10.5pt"/>
    </style:style>
    <style:style style:name="T22" style:parent-style-name="DefaultParagraphFont" style:family="text">
      <style:text-properties style:font-name="Taamey Ashkenaz" style:font-name-complex="Taamey Ashkenaz" style:font-size-complex="10.5pt"/>
    </style:style>
    <style:style style:name="T23" style:parent-style-name="DefaultParagraphFont" style:family="text">
      <style:text-properties style:font-name="Taamey Ashkenaz" style:font-name-complex="Taamey Ashkenaz" style:font-weight-complex="bold" style:font-size-complex="10.5pt"/>
    </style:style>
    <style:style style:name="T24" style:parent-style-name="DefaultParagraphFont" style:family="text">
      <style:text-properties style:font-name="Taamey Ashkenaz" style:font-name-complex="Taamey Ashkenaz" style:font-size-complex="10.5pt"/>
    </style:style>
    <style:style style:name="T25" style:parent-style-name="DefaultParagraphFont" style:family="text">
      <style:text-properties style:font-name="Taamey Ashkenaz" style:font-name-complex="Taamey Ashkenaz" style:font-size-complex="10.5pt"/>
    </style:style>
    <style:style style:name="T26" style:parent-style-name="DefaultParagraphFont" style:family="text">
      <style:text-properties style:font-name="Taamey Ashkenaz" style:font-name-complex="Taamey Ashkenaz" style:font-size-complex="10.5pt"/>
    </style:style>
    <style:style style:name="P27" style:parent-style-name="Textbody" style:family="paragraph">
      <style:paragraph-properties fo:text-align="start" style:writing-mode="rl-tb" fo:margin-bottom="0.0576in"/>
    </style:style>
    <style:style style:name="T28" style:parent-style-name="DefaultParagraphFont" style:family="text">
      <style:text-properties style:font-name="Taamey Ashkenaz" style:font-name-complex="Taamey Ashkenaz" style:font-size-complex="10.5pt"/>
    </style:style>
    <style:style style:name="T29" style:parent-style-name="DefaultParagraphFont" style:family="text">
      <style:text-properties style:font-name="Taamey Ashkenaz" style:font-name-complex="Taamey Ashkenaz" style:font-size-complex="10.5pt"/>
    </style:style>
    <style:style style:name="T30" style:parent-style-name="DefaultParagraphFont" style:family="text">
      <style:text-properties style:font-name="Taamey Ashkenaz" style:font-name-complex="Taamey Ashkenaz" style:font-size-complex="10.5pt"/>
    </style:style>
    <style:style style:name="T31" style:parent-style-name="DefaultParagraphFont" style:family="text">
      <style:text-properties style:font-name="Taamey Ashkenaz" style:font-name-complex="Taamey Ashkenaz" style:font-size-complex="10.5pt"/>
    </style:style>
    <style:style style:name="T32" style:parent-style-name="DefaultParagraphFont" style:family="text">
      <style:text-properties style:font-name="Taamey Ashkenaz" style:font-name-complex="Taamey Ashkenaz" style:font-size-complex="10.5pt"/>
    </style:style>
    <style:style style:name="P33" style:parent-style-name="Textbody" style:family="paragraph">
      <style:paragraph-properties fo:text-align="start" style:writing-mode="rl-tb" fo:margin-bottom="0.0576in"/>
    </style:style>
    <style:style style:name="T34" style:parent-style-name="DefaultParagraphFont" style:family="text">
      <style:text-properties style:font-name="Taamey Ashkenaz" style:font-name-complex="Taamey Ashkenaz" style:font-size-complex="10.5pt"/>
    </style:style>
    <style:style style:name="P35" style:parent-style-name="Textbody" style:family="paragraph">
      <style:paragraph-properties fo:text-align="start" style:writing-mode="rl-tb" fo:margin-bottom="0.0576in"/>
    </style:style>
    <style:style style:name="T36" style:parent-style-name="DefaultParagraphFont" style:family="text">
      <style:text-properties style:font-name="Taamey Ashkenaz" style:font-name-complex="Taamey Ashkenaz" style:font-size-complex="10.5pt"/>
    </style:style>
    <style:style style:name="T37" style:parent-style-name="DefaultParagraphFont" style:family="text">
      <style:text-properties style:font-name="Taamey Ashkenaz" style:font-name-complex="Taamey Ashkenaz" style:font-size-complex="10.5pt"/>
    </style:style>
    <style:style style:name="T38" style:parent-style-name="DefaultParagraphFont" style:family="text">
      <style:text-properties style:font-name="Taamey Ashkenaz" style:font-name-complex="Taamey Ashkenaz" style:font-size-complex="10.5pt"/>
    </style:style>
    <style:style style:name="T39" style:parent-style-name="DefaultParagraphFont" style:family="text">
      <style:text-properties style:font-name="Taamey Ashkenaz" style:font-name-complex="Taamey Ashkenaz" style:font-size-complex="10.5pt"/>
    </style:style>
    <style:style style:name="T40" style:parent-style-name="DefaultParagraphFont" style:family="text">
      <style:text-properties style:font-name="Taamey Ashkenaz" style:font-name-complex="Taamey Ashkenaz" style:font-size-complex="10.5pt"/>
    </style:style>
    <style:style style:name="P41" style:parent-style-name="Textbody" style:family="paragraph">
      <style:paragraph-properties fo:text-align="start" style:writing-mode="rl-tb" fo:margin-bottom="0.0576in"/>
    </style:style>
    <style:style style:name="T42" style:parent-style-name="DefaultParagraphFont" style:family="text">
      <style:text-properties style:font-name="Taamey Ashkenaz" style:font-name-complex="Taamey Ashkenaz" style:font-size-complex="10.5pt"/>
    </style:style>
    <style:style style:name="T43" style:parent-style-name="DefaultParagraphFont" style:family="text">
      <style:text-properties style:font-name="Taamey Ashkenaz" style:font-name-complex="Taamey Ashkenaz" style:font-size-complex="10.5pt"/>
    </style:style>
    <style:style style:name="T44" style:parent-style-name="DefaultParagraphFont" style:family="text">
      <style:text-properties style:font-name="Taamey Ashkenaz" style:font-name-complex="Taamey Ashkenaz" style:font-size-complex="10.5pt"/>
    </style:style>
    <style:style style:name="T45" style:parent-style-name="DefaultParagraphFont" style:family="text">
      <style:text-properties style:font-name="Taamey Ashkenaz" style:font-name-complex="Taamey Ashkenaz" style:font-size-complex="10.5pt"/>
    </style:style>
    <style:style style:name="T46" style:parent-style-name="DefaultParagraphFont" style:family="text">
      <style:text-properties style:font-name="Taamey Ashkenaz" style:font-name-complex="Taamey Ashkenaz" style:font-size-complex="10.5pt"/>
    </style:style>
    <style:style style:name="T47" style:parent-style-name="DefaultParagraphFont" style:family="text">
      <style:text-properties style:font-name="Taamey Ashkenaz" style:font-name-complex="Taamey Ashkenaz" style:font-size-complex="10.5pt"/>
    </style:style>
    <style:style style:name="P48" style:parent-style-name="Textbody" style:family="paragraph">
      <style:paragraph-properties fo:text-align="start" style:writing-mode="rl-tb" fo:margin-bottom="0.0576in"/>
    </style:style>
    <style:style style:name="T49" style:parent-style-name="DefaultParagraphFont" style:family="text">
      <style:text-properties style:font-name="Taamey Ashkenaz" style:font-name-complex="Taamey Ashkenaz" style:font-size-complex="10.5pt"/>
    </style:style>
    <style:style style:name="T50" style:parent-style-name="DefaultParagraphFont" style:family="text">
      <style:text-properties style:font-name="Taamey Ashkenaz" style:font-name-complex="Taamey Ashkenaz" style:font-size-complex="10.5pt"/>
    </style:style>
    <style:style style:name="T51" style:parent-style-name="DefaultParagraphFont" style:family="text">
      <style:text-properties style:font-name="Taamey Ashkenaz" style:font-name-complex="Taamey Ashkenaz" style:font-size-complex="10.5pt"/>
    </style:style>
    <style:style style:name="T52" style:parent-style-name="DefaultParagraphFont" style:family="text">
      <style:text-properties style:font-name="Taamey Ashkenaz" style:font-name-complex="Taamey Ashkenaz" style:font-size-complex="10.5pt"/>
    </style:style>
    <style:style style:name="P53" style:parent-style-name="Textbody" style:family="paragraph">
      <style:paragraph-properties fo:text-align="start" style:writing-mode="rl-tb" fo:margin-bottom="0.0576in"/>
    </style:style>
    <style:style style:name="T54" style:parent-style-name="DefaultParagraphFont" style:family="text">
      <style:text-properties style:font-name="Taamey Ashkenaz" style:font-name-complex="Taamey Ashkenaz" style:font-size-complex="10.5pt"/>
    </style:style>
    <style:style style:name="T55" style:parent-style-name="DefaultParagraphFont" style:family="text">
      <style:text-properties style:font-name="Taamey Ashkenaz" style:font-name-complex="Taamey Ashkenaz" style:font-size-complex="10.5pt"/>
    </style:style>
    <style:style style:name="T56" style:parent-style-name="DefaultParagraphFont" style:family="text">
      <style:text-properties style:font-name="Taamey Ashkenaz" style:font-name-complex="Taamey Ashkenaz" style:font-size-complex="10.5pt"/>
    </style:style>
    <style:style style:name="P57" style:parent-style-name="Textbody" style:family="paragraph">
      <style:paragraph-properties fo:text-align="start" style:writing-mode="rl-tb" fo:margin-bottom="0.0576in"/>
    </style:style>
    <style:style style:name="T58" style:parent-style-name="DefaultParagraphFont" style:family="text">
      <style:text-properties style:font-name="Taamey Ashkenaz" style:font-name-complex="Taamey Ashkenaz" style:font-size-complex="10.5pt"/>
    </style:style>
    <style:style style:name="T59" style:parent-style-name="DefaultParagraphFont" style:family="text">
      <style:text-properties style:font-name="Taamey Ashkenaz" style:font-name-complex="Taamey Ashkenaz" style:font-size-complex="10.5pt"/>
    </style:style>
    <style:style style:name="T60" style:parent-style-name="DefaultParagraphFont" style:family="text">
      <style:text-properties style:font-name="Taamey Ashkenaz" style:font-name-complex="Taamey Ashkenaz" style:font-size-complex="10.5pt"/>
    </style:style>
    <style:style style:name="P61" style:parent-style-name="Textbody" style:family="paragraph">
      <style:paragraph-properties fo:text-align="start" style:writing-mode="rl-tb" fo:margin-bottom="0.0576in"/>
    </style:style>
    <style:style style:name="T62" style:parent-style-name="DefaultParagraphFont" style:family="text">
      <style:text-properties style:font-name="Taamey Ashkenaz" style:font-name-complex="Taamey Ashkenaz" style:font-size-complex="10.5pt"/>
    </style:style>
    <style:style style:name="T63" style:parent-style-name="DefaultParagraphFont" style:family="text">
      <style:text-properties style:font-name="Taamey Ashkenaz" style:font-name-complex="Taamey Ashkenaz" style:font-size-complex="10.5pt"/>
    </style:style>
    <style:style style:name="T64" style:parent-style-name="DefaultParagraphFont" style:family="text">
      <style:text-properties style:font-name="Taamey Ashkenaz" style:font-name-complex="Taamey Ashkenaz" style:font-size-complex="10.5pt"/>
    </style:style>
    <style:style style:name="P65" style:parent-style-name="Textbody" style:family="paragraph">
      <style:paragraph-properties fo:text-align="start" style:writing-mode="rl-tb" fo:margin-bottom="0.0576in"/>
    </style:style>
    <style:style style:name="T66" style:parent-style-name="DefaultParagraphFont" style:family="text">
      <style:text-properties style:font-name="Taamey Ashkenaz" style:font-name-complex="Taamey Ashkenaz" style:font-size-complex="10.5pt"/>
    </style:style>
    <style:style style:name="T67" style:parent-style-name="DefaultParagraphFont" style:family="text">
      <style:text-properties style:font-name="Taamey Ashkenaz" style:font-name-complex="Taamey Ashkenaz" style:font-size-complex="10.5pt"/>
    </style:style>
    <style:style style:name="T68" style:parent-style-name="DefaultParagraphFont" style:family="text">
      <style:text-properties style:font-name="Taamey Ashkenaz" style:font-name-complex="Taamey Ashkenaz" style:font-size-complex="10.5pt"/>
    </style:style>
    <style:style style:name="T69" style:parent-style-name="DefaultParagraphFont" style:family="text">
      <style:text-properties style:font-name="Taamey Ashkenaz" style:font-name-complex="Taamey Ashkenaz" style:font-size-complex="10.5pt"/>
    </style:style>
    <style:style style:name="T70" style:parent-style-name="DefaultParagraphFont" style:family="text">
      <style:text-properties style:font-name="Taamey Ashkenaz" style:font-name-complex="Taamey Ashkenaz" style:font-size-complex="10.5pt"/>
    </style:style>
    <style:style style:name="P71" style:parent-style-name="Textbody" style:family="paragraph">
      <style:paragraph-properties fo:text-align="start" style:writing-mode="rl-tb" fo:margin-bottom="0.0576in"/>
    </style:style>
    <style:style style:name="T72" style:parent-style-name="DefaultParagraphFont" style:family="text">
      <style:text-properties style:font-name="Taamey Ashkenaz" style:font-name-complex="Taamey Ashkenaz" style:font-size-complex="10.5pt"/>
    </style:style>
    <style:style style:name="P73" style:parent-style-name="Textbody" style:family="paragraph">
      <style:paragraph-properties fo:text-align="start" style:writing-mode="rl-tb" fo:margin-bottom="0.0576in"/>
    </style:style>
    <style:style style:name="T74" style:parent-style-name="DefaultParagraphFont" style:family="text">
      <style:text-properties style:font-name="Taamey Ashkenaz" style:font-name-complex="Taamey Ashkenaz" style:font-size-complex="10.5pt"/>
    </style:style>
    <style:style style:name="T75" style:parent-style-name="DefaultParagraphFont" style:family="text">
      <style:text-properties style:font-name="Taamey Ashkenaz" style:font-name-complex="Taamey Ashkenaz" style:font-size-complex="10.5pt"/>
    </style:style>
    <style:style style:name="T76" style:parent-style-name="DefaultParagraphFont" style:family="text">
      <style:text-properties style:font-name="Taamey Ashkenaz" style:font-name-complex="Taamey Ashkenaz" style:font-size-complex="10.5pt"/>
    </style:style>
    <style:style style:name="P77" style:parent-style-name="Textbody" style:family="paragraph">
      <style:paragraph-properties fo:text-align="start" style:writing-mode="rl-tb" fo:margin-bottom="0.0576in"/>
    </style:style>
    <style:style style:name="T78" style:parent-style-name="DefaultParagraphFont" style:family="text">
      <style:text-properties style:font-name="Taamey Ashkenaz" style:font-name-complex="Taamey Ashkenaz" style:font-size-complex="10.5pt"/>
    </style:style>
    <style:style style:name="T79" style:parent-style-name="DefaultParagraphFont" style:family="text">
      <style:text-properties style:font-name="Taamey Ashkenaz" style:font-name-complex="Taamey Ashkenaz" style:font-size-complex="10.5pt"/>
    </style:style>
    <style:style style:name="T80" style:parent-style-name="DefaultParagraphFont" style:family="text">
      <style:text-properties style:font-name="Taamey Ashkenaz" style:font-name-complex="Taamey Ashkenaz" style:font-size-complex="10.5pt"/>
    </style:style>
    <style:style style:name="T81" style:parent-style-name="DefaultParagraphFont" style:family="text">
      <style:text-properties style:font-name="Taamey Ashkenaz" style:font-name-complex="Taamey Ashkenaz" style:font-size-complex="10.5pt"/>
    </style:style>
    <style:style style:name="T82" style:parent-style-name="DefaultParagraphFont" style:family="text">
      <style:text-properties style:font-name="Taamey Ashkenaz" style:font-name-complex="Taamey Ashkenaz" style:font-size-complex="10.5pt"/>
    </style:style>
    <style:style style:name="P83" style:parent-style-name="Textbody" style:family="paragraph">
      <style:paragraph-properties fo:text-align="start" style:writing-mode="rl-tb" fo:margin-bottom="0.0576in"/>
    </style:style>
    <style:style style:name="T84" style:parent-style-name="DefaultParagraphFont" style:family="text">
      <style:text-properties style:font-name="Taamey Ashkenaz" style:font-name-complex="Taamey Ashkenaz" style:font-size-complex="10.5pt"/>
    </style:style>
    <style:style style:name="T85" style:parent-style-name="DefaultParagraphFont" style:family="text">
      <style:text-properties style:font-name="Taamey Ashkenaz" style:font-name-complex="Taamey Ashkenaz" style:font-size-complex="10.5pt"/>
    </style:style>
    <style:style style:name="T86" style:parent-style-name="DefaultParagraphFont" style:family="text">
      <style:text-properties style:font-name="Taamey Ashkenaz" style:font-name-complex="Taamey Ashkenaz" style:font-size-complex="10.5pt"/>
    </style:style>
    <style:style style:name="T87" style:parent-style-name="DefaultParagraphFont" style:family="text">
      <style:text-properties style:font-name="Taamey Ashkenaz" style:font-name-complex="Taamey Ashkenaz" style:font-size-complex="10.5pt"/>
    </style:style>
    <style:style style:name="P88" style:parent-style-name="Textbody" style:family="paragraph">
      <style:paragraph-properties fo:text-align="start" style:writing-mode="rl-tb" fo:margin-bottom="0.0576in"/>
    </style:style>
    <style:style style:name="T89" style:parent-style-name="DefaultParagraphFont" style:family="text">
      <style:text-properties style:font-name="Taamey Ashkenaz" style:font-name-complex="Taamey Ashkenaz" style:font-size-complex="10.5pt"/>
    </style:style>
    <style:style style:name="T90" style:parent-style-name="DefaultParagraphFont" style:family="text">
      <style:text-properties style:font-name="Taamey Ashkenaz" style:font-name-complex="Taamey Ashkenaz" style:font-size-complex="10.5pt"/>
    </style:style>
    <style:style style:name="T91" style:parent-style-name="DefaultParagraphFont" style:family="text">
      <style:text-properties style:font-name="Taamey Ashkenaz" style:font-name-complex="Taamey Ashkenaz" style:font-size-complex="10.5pt"/>
    </style:style>
    <style:style style:name="T92" style:parent-style-name="DefaultParagraphFont" style:family="text">
      <style:text-properties style:font-name="Taamey Ashkenaz" style:font-name-complex="Taamey Ashkenaz" style:font-size-complex="10.5pt"/>
    </style:style>
    <style:style style:name="P93" style:parent-style-name="Textbody" style:family="paragraph">
      <style:paragraph-properties fo:text-align="start" style:writing-mode="rl-tb" fo:margin-bottom="0.0576in"/>
    </style:style>
    <style:style style:name="T94" style:parent-style-name="DefaultParagraphFont" style:family="text">
      <style:text-properties style:font-name="Taamey Ashkenaz" style:font-name-complex="Taamey Ashkenaz" style:font-size-complex="10.5pt"/>
    </style:style>
    <style:style style:name="T95" style:parent-style-name="DefaultParagraphFont" style:family="text">
      <style:text-properties style:font-name="Taamey Ashkenaz" style:font-name-complex="Taamey Ashkenaz" style:font-size-complex="10.5pt"/>
    </style:style>
    <style:style style:name="T96" style:parent-style-name="DefaultParagraphFont" style:family="text">
      <style:text-properties style:font-name="Taamey Ashkenaz" style:font-name-complex="Taamey Ashkenaz" style:font-size-complex="10.5pt"/>
    </style:style>
    <style:style style:name="T97" style:parent-style-name="DefaultParagraphFont" style:family="text">
      <style:text-properties style:font-name="Taamey Ashkenaz" style:font-name-complex="Taamey Ashkenaz" style:font-size-complex="10.5pt"/>
    </style:style>
    <style:style style:name="T98" style:parent-style-name="DefaultParagraphFont" style:family="text">
      <style:text-properties style:font-name="Taamey Ashkenaz" style:font-name-complex="Taamey Ashkenaz" style:font-size-complex="10.5pt"/>
    </style:style>
    <style:style style:name="T99" style:parent-style-name="DefaultParagraphFont" style:family="text">
      <style:text-properties style:font-name="Taamey Ashkenaz" style:font-name-complex="Taamey Ashkenaz" style:font-size-complex="10.5pt"/>
    </style:style>
    <style:style style:name="P100" style:parent-style-name="Textbody" style:family="paragraph">
      <style:paragraph-properties fo:text-align="start" style:writing-mode="rl-tb" fo:margin-bottom="0.0576in"/>
    </style:style>
    <style:style style:name="T101" style:parent-style-name="DefaultParagraphFont" style:family="text">
      <style:text-properties style:font-name="Taamey Ashkenaz" style:font-name-complex="Taamey Ashkenaz" style:font-size-complex="10.5pt"/>
    </style:style>
    <style:style style:name="T102" style:parent-style-name="DefaultParagraphFont" style:family="text">
      <style:text-properties style:font-name="Taamey Ashkenaz" style:font-name-complex="Taamey Ashkenaz" style:font-size-complex="10.5pt"/>
    </style:style>
    <style:style style:name="P103" style:parent-style-name="Textbody" style:family="paragraph">
      <style:paragraph-properties fo:text-align="start" style:writing-mode="rl-tb" fo:margin-bottom="0.0576in"/>
    </style:style>
    <style:style style:name="T104" style:parent-style-name="DefaultParagraphFont" style:family="text">
      <style:text-properties style:font-name="Taamey Ashkenaz" style:font-name-complex="Taamey Ashkenaz" style:font-size-complex="10.5pt"/>
    </style:style>
    <style:style style:name="T105" style:parent-style-name="DefaultParagraphFont" style:family="text">
      <style:text-properties style:font-name="Taamey Ashkenaz" style:font-name-complex="Taamey Ashkenaz" style:font-size-complex="10.5pt"/>
    </style:style>
    <style:style style:name="P106" style:parent-style-name="Textbody" style:family="paragraph">
      <style:paragraph-properties fo:text-align="start" style:writing-mode="rl-tb" fo:margin-bottom="0.0576in"/>
    </style:style>
    <style:style style:name="T107" style:parent-style-name="DefaultParagraphFont" style:family="text">
      <style:text-properties style:font-name="Taamey Ashkenaz" style:font-name-complex="Taamey Ashkenaz" style:font-size-complex="10.5pt"/>
    </style:style>
    <style:style style:name="T108" style:parent-style-name="DefaultParagraphFont" style:family="text">
      <style:text-properties style:font-name="Taamey Ashkenaz" style:font-name-complex="Taamey Ashkenaz" style:font-size-complex="10.5pt"/>
    </style:style>
    <style:style style:name="P109" style:parent-style-name="Textbody" style:family="paragraph">
      <style:paragraph-properties fo:text-align="start" style:writing-mode="rl-tb" fo:margin-bottom="0.0576in"/>
    </style:style>
    <style:style style:name="T110" style:parent-style-name="DefaultParagraphFont" style:family="text">
      <style:text-properties style:font-name="Taamey Ashkenaz" style:font-name-complex="Taamey Ashkenaz" style:font-size-complex="10.5pt"/>
    </style:style>
    <style:style style:name="T111" style:parent-style-name="DefaultParagraphFont" style:family="text">
      <style:text-properties style:font-name="Taamey Ashkenaz" style:font-name-complex="Taamey Ashkenaz" style:font-size-complex="10.5pt"/>
    </style:style>
    <style:style style:name="T112" style:parent-style-name="DefaultParagraphFont" style:family="text">
      <style:text-properties style:font-name="Taamey Ashkenaz" style:font-name-complex="Taamey Ashkenaz" style:font-size-complex="10.5pt"/>
    </style:style>
    <style:style style:name="P113" style:parent-style-name="Textbody" style:family="paragraph">
      <style:paragraph-properties fo:text-align="end" fo:margin-bottom="0.0576in"/>
      <style:text-properties style:font-name="Taamey Ashkenaz" style:font-name-complex="Taamey Ashkenaz" style:font-size-complex="10.5pt"/>
    </style:style>
    <style:style style:name="P114" style:parent-style-name="Textbody" style:family="paragraph">
      <style:paragraph-properties fo:text-align="start" style:writing-mode="rl-tb" fo:margin-bottom="0.0576in"/>
    </style:style>
    <style:style style:name="T115" style:parent-style-name="DefaultParagraphFont" style:family="text">
      <style:text-properties style:font-name="Taamey Ashkenaz" style:font-name-complex="Taamey Ashkenaz" style:font-size-complex="10.5pt"/>
    </style:style>
    <style:style style:name="T116" style:parent-style-name="DefaultParagraphFont" style:family="text">
      <style:text-properties style:font-name="Taamey Ashkenaz" style:font-name-complex="Taamey Ashkenaz" style:font-size-complex="10.5pt"/>
    </style:style>
    <style:style style:name="P117" style:parent-style-name="Textbody" style:family="paragraph">
      <style:paragraph-properties fo:text-align="start" style:writing-mode="rl-tb" fo:margin-bottom="0.0576in"/>
    </style:style>
    <style:style style:name="T118" style:parent-style-name="DefaultParagraphFont" style:family="text">
      <style:text-properties style:font-name="Taamey Ashkenaz" style:font-name-complex="Taamey Ashkenaz" style:font-size-complex="10.5pt"/>
    </style:style>
    <style:style style:name="T119" style:parent-style-name="DefaultParagraphFont" style:family="text">
      <style:text-properties style:font-name="Taamey Ashkenaz" style:font-name-complex="Taamey Ashkenaz" style:font-size-complex="10.5pt"/>
    </style:style>
    <style:style style:name="P120" style:parent-style-name="Textbody" style:family="paragraph">
      <style:paragraph-properties fo:text-align="start" style:writing-mode="rl-tb" fo:margin-bottom="0.0576in"/>
    </style:style>
    <style:style style:name="T121" style:parent-style-name="DefaultParagraphFont" style:family="text">
      <style:text-properties style:font-name="Taamey Ashkenaz" style:font-name-complex="Taamey Ashkenaz" style:font-size-complex="10.5pt"/>
    </style:style>
    <style:style style:name="T122" style:parent-style-name="DefaultParagraphFont" style:family="text">
      <style:text-properties style:font-name="Taamey Ashkenaz" style:font-name-complex="Taamey Ashkenaz" style:font-size-complex="10.5pt"/>
    </style:style>
    <style:style style:name="T123" style:parent-style-name="DefaultParagraphFont" style:family="text">
      <style:text-properties style:font-name="Taamey Ashkenaz" style:font-name-complex="Taamey Ashkenaz" style:font-size-complex="10.5pt"/>
    </style:style>
    <style:style style:name="P124" style:parent-style-name="Textbody" style:family="paragraph">
      <style:paragraph-properties fo:text-align="start" style:writing-mode="rl-tb" fo:margin-bottom="0.0576in"/>
    </style:style>
    <style:style style:name="T125" style:parent-style-name="DefaultParagraphFont" style:family="text">
      <style:text-properties style:font-name="Taamey Ashkenaz" style:font-name-complex="Taamey Ashkenaz" style:font-size-complex="10.5pt"/>
    </style:style>
    <style:style style:name="P126" style:parent-style-name="Textbody" style:family="paragraph">
      <style:paragraph-properties fo:text-align="start" style:writing-mode="rl-tb" fo:margin-bottom="0.0576in"/>
    </style:style>
    <style:style style:name="T127" style:parent-style-name="DefaultParagraphFont" style:family="text">
      <style:text-properties style:font-name="Taamey Ashkenaz" style:font-name-complex="Taamey Ashkenaz" style:font-size-complex="10.5pt"/>
    </style:style>
    <style:style style:name="T128" style:parent-style-name="DefaultParagraphFont" style:family="text">
      <style:text-properties style:font-name="Taamey Ashkenaz" style:font-name-complex="Taamey Ashkenaz" style:font-size-complex="10.5pt"/>
    </style:style>
    <style:style style:name="P129" style:parent-style-name="Textbody" style:family="paragraph">
      <style:paragraph-properties fo:text-align="start" style:writing-mode="rl-tb" fo:margin-bottom="0.0576in"/>
    </style:style>
    <style:style style:name="T130" style:parent-style-name="DefaultParagraphFont" style:family="text">
      <style:text-properties style:font-name="Taamey Ashkenaz" style:font-name-complex="Taamey Ashkenaz" style:font-size-complex="10.5pt"/>
    </style:style>
    <style:style style:name="T131" style:parent-style-name="DefaultParagraphFont" style:family="text">
      <style:text-properties style:font-name="Taamey Ashkenaz" style:font-name-complex="Taamey Ashkenaz" style:font-size-complex="10.5pt"/>
    </style:style>
    <style:style style:name="T132" style:parent-style-name="DefaultParagraphFont" style:family="text">
      <style:text-properties style:font-name="Taamey Ashkenaz" style:font-name-complex="Taamey Ashkenaz" style:font-size-complex="10.5pt"/>
    </style:style>
    <style:style style:name="P133" style:parent-style-name="Textbody" style:family="paragraph">
      <style:paragraph-properties fo:text-align="start" style:writing-mode="rl-tb" fo:margin-bottom="0.0576in"/>
    </style:style>
    <style:style style:name="T134" style:parent-style-name="DefaultParagraphFont" style:family="text">
      <style:text-properties style:font-name="Taamey Ashkenaz" style:font-name-complex="Taamey Ashkenaz" style:font-size-complex="10.5pt"/>
    </style:style>
    <style:style style:name="T135" style:parent-style-name="DefaultParagraphFont" style:family="text">
      <style:text-properties style:font-name="Taamey Ashkenaz" style:font-name-complex="Taamey Ashkenaz" style:font-size-complex="10.5pt"/>
    </style:style>
    <style:style style:name="T136" style:parent-style-name="DefaultParagraphFont" style:family="text">
      <style:text-properties style:font-name="Taamey Ashkenaz" style:font-name-complex="Taamey Ashkenaz" style:font-size-complex="10.5pt"/>
    </style:style>
    <style:style style:name="P137" style:parent-style-name="Textbody" style:family="paragraph">
      <style:paragraph-properties fo:text-align="start" style:writing-mode="rl-tb" fo:margin-bottom="0.0576in"/>
    </style:style>
    <style:style style:name="T138" style:parent-style-name="DefaultParagraphFont" style:family="text">
      <style:text-properties style:font-name="Taamey Ashkenaz" style:font-name-complex="Taamey Ashkenaz" style:font-size-complex="10.5pt"/>
    </style:style>
    <style:style style:name="T139" style:parent-style-name="DefaultParagraphFont" style:family="text">
      <style:text-properties style:font-name="Taamey Ashkenaz" style:font-name-complex="Taamey Ashkenaz" style:font-size-complex="10.5pt"/>
    </style:style>
    <style:style style:name="P140" style:parent-style-name="Textbody" style:family="paragraph">
      <style:paragraph-properties fo:text-align="start" style:writing-mode="rl-tb" fo:margin-bottom="0.0576in"/>
    </style:style>
    <style:style style:name="T141" style:parent-style-name="DefaultParagraphFont" style:family="text">
      <style:text-properties style:font-name="Taamey Ashkenaz" style:font-name-complex="Taamey Ashkenaz" style:font-size-complex="10.5pt"/>
    </style:style>
    <style:style style:name="T142" style:parent-style-name="DefaultParagraphFont" style:family="text">
      <style:text-properties style:font-name="Taamey Ashkenaz" style:font-name-complex="Taamey Ashkenaz" style:font-size-complex="10.5pt"/>
    </style:style>
    <style:style style:name="P143" style:parent-style-name="Textbody" style:family="paragraph">
      <style:paragraph-properties fo:text-align="start" style:writing-mode="rl-tb" fo:margin-bottom="0.0576in"/>
    </style:style>
    <style:style style:name="T144" style:parent-style-name="DefaultParagraphFont" style:family="text">
      <style:text-properties style:font-name="Taamey Ashkenaz" style:font-name-complex="Taamey Ashkenaz" style:font-size-complex="10.5pt"/>
    </style:style>
    <style:style style:name="T145" style:parent-style-name="DefaultParagraphFont" style:family="text">
      <style:text-properties style:font-name="Taamey Ashkenaz" style:font-name-complex="Taamey Ashkenaz" style:font-size-complex="10.5pt"/>
    </style:style>
    <style:style style:name="T146" style:parent-style-name="DefaultParagraphFont" style:family="text">
      <style:text-properties style:font-name="Taamey Ashkenaz" style:font-name-complex="Taamey Ashkenaz" style:font-size-complex="10.5pt"/>
    </style:style>
    <style:style style:name="P147" style:parent-style-name="Textbody" style:family="paragraph">
      <style:paragraph-properties fo:text-align="start" style:writing-mode="rl-tb" fo:margin-bottom="0.0576in"/>
      <style:text-properties style:font-name="Taamey Ashkenaz" style:font-name-complex="Taamey Ashkenaz" style:font-size-complex="10.5pt"/>
    </style:style>
    <style:style style:name="P148" style:parent-style-name="Textbody" style:family="paragraph">
      <style:paragraph-properties fo:text-align="start" style:writing-mode="rl-tb" fo:margin-bottom="0.0576in"/>
    </style:style>
    <style:style style:name="T149" style:parent-style-name="DefaultParagraphFont" style:family="text">
      <style:text-properties style:font-name="Taamey Ashkenaz" style:font-name-complex="Taamey Ashkenaz" style:font-size-complex="10.5pt"/>
    </style:style>
    <style:style style:name="T150" style:parent-style-name="DefaultParagraphFont" style:family="text">
      <style:text-properties style:font-name="Taamey Ashkenaz" style:font-name-complex="Taamey Ashkenaz" style:font-size-complex="10.5pt"/>
    </style:style>
    <style:style style:name="P151" style:parent-style-name="Textbody" style:family="paragraph">
      <style:paragraph-properties fo:text-align="start" style:writing-mode="rl-tb" fo:margin-bottom="0.0576in"/>
    </style:style>
    <style:style style:name="T152" style:parent-style-name="DefaultParagraphFont" style:family="text">
      <style:text-properties style:font-name="Taamey Ashkenaz" style:font-name-complex="Taamey Ashkenaz" style:font-size-complex="10.5pt"/>
    </style:style>
    <style:style style:name="T153" style:parent-style-name="DefaultParagraphFont" style:family="text">
      <style:text-properties style:font-name="Taamey Ashkenaz" style:font-name-complex="Taamey Ashkenaz" style:font-size-complex="10.5pt"/>
    </style:style>
    <style:style style:name="P154" style:parent-style-name="Textbody" style:family="paragraph">
      <style:paragraph-properties fo:text-align="start" style:writing-mode="rl-tb" fo:margin-bottom="0.0576in"/>
    </style:style>
    <style:style style:name="T155" style:parent-style-name="DefaultParagraphFont" style:family="text">
      <style:text-properties style:font-name="Taamey Ashkenaz" style:font-name-complex="Taamey Ashkenaz" style:font-size-complex="10.5pt"/>
    </style:style>
    <style:style style:name="T156" style:parent-style-name="DefaultParagraphFont" style:family="text">
      <style:text-properties style:font-name="Taamey Ashkenaz" style:font-name-complex="Taamey Ashkenaz" style:font-size-complex="10.5pt"/>
    </style:style>
    <style:style style:name="P157" style:parent-style-name="Textbody" style:family="paragraph">
      <style:paragraph-properties fo:text-align="start" style:writing-mode="rl-tb" fo:margin-bottom="0.0576in"/>
    </style:style>
    <style:style style:name="T158" style:parent-style-name="DefaultParagraphFont" style:family="text">
      <style:text-properties style:font-name="Taamey Ashkenaz" style:font-name-complex="Taamey Ashkenaz" style:font-size-complex="10.5pt"/>
    </style:style>
    <style:style style:name="T159" style:parent-style-name="DefaultParagraphFont" style:family="text">
      <style:text-properties style:font-name="Taamey Ashkenaz" style:font-name-complex="Taamey Ashkenaz" style:font-size-complex="10.5pt"/>
    </style:style>
    <style:style style:name="T160" style:parent-style-name="DefaultParagraphFont" style:family="text">
      <style:text-properties style:font-name="Taamey Ashkenaz" style:font-name-complex="Taamey Ashkenaz" style:font-size-complex="10.5pt"/>
    </style:style>
    <style:style style:name="T161" style:parent-style-name="DefaultParagraphFont" style:family="text">
      <style:text-properties style:font-name="Taamey Ashkenaz" style:font-name-complex="Taamey Ashkenaz" style:font-size-complex="10.5pt"/>
    </style:style>
    <style:style style:name="T162" style:parent-style-name="DefaultParagraphFont" style:family="text">
      <style:text-properties style:font-name="Taamey Ashkenaz" style:font-name-complex="Taamey Ashkenaz" style:font-size-complex="10.5pt"/>
    </style:style>
    <style:style style:name="T163" style:parent-style-name="DefaultParagraphFont" style:family="text">
      <style:text-properties style:font-name="Taamey Ashkenaz" style:font-name-complex="Taamey Ashkenaz" style:font-size-complex="10.5pt"/>
    </style:style>
    <style:style style:name="T164" style:parent-style-name="DefaultParagraphFont" style:family="text">
      <style:text-properties style:font-name="Taamey Ashkenaz" style:font-name-complex="Taamey Ashkenaz" style:font-size-complex="10.5pt"/>
    </style:style>
    <style:style style:name="T165" style:parent-style-name="DefaultParagraphFont" style:family="text">
      <style:text-properties style:font-name="Taamey Ashkenaz" style:font-name-complex="Taamey Ashkenaz" style:font-size-complex="10.5pt"/>
    </style:style>
    <style:style style:name="P166" style:parent-style-name="Textbody" style:family="paragraph">
      <style:paragraph-properties fo:text-align="start" style:writing-mode="rl-tb" fo:margin-bottom="0.0576in"/>
    </style:style>
    <style:style style:name="T167" style:parent-style-name="DefaultParagraphFont" style:family="text">
      <style:text-properties style:font-name="Taamey Ashkenaz" style:font-name-complex="Taamey Ashkenaz" style:font-size-complex="10.5pt"/>
    </style:style>
    <style:style style:name="T168" style:parent-style-name="DefaultParagraphFont" style:family="text">
      <style:text-properties style:font-name="Taamey Ashkenaz" style:font-name-complex="Taamey Ashkenaz" style:font-size-complex="10.5pt"/>
    </style:style>
    <style:style style:name="T169" style:parent-style-name="DefaultParagraphFont" style:family="text">
      <style:text-properties style:font-name="Taamey Ashkenaz" style:font-name-complex="Taamey Ashkenaz" style:font-size-complex="10.5pt"/>
    </style:style>
    <style:style style:name="T170" style:parent-style-name="DefaultParagraphFont" style:family="text">
      <style:text-properties style:font-name="Taamey Ashkenaz" style:font-name-complex="Taamey Ashkenaz" style:font-size-complex="10.5pt"/>
    </style:style>
    <style:style style:name="T171" style:parent-style-name="DefaultParagraphFont" style:family="text">
      <style:text-properties style:font-name="Taamey Ashkenaz" style:font-name-complex="Taamey Ashkenaz" style:font-size-complex="10.5pt"/>
    </style:style>
    <style:style style:name="T172" style:parent-style-name="DefaultParagraphFont" style:family="text">
      <style:text-properties style:font-name="Taamey Ashkenaz" style:font-name-complex="Taamey Ashkenaz" style:font-size-complex="10.5pt"/>
    </style:style>
    <style:style style:name="T173" style:parent-style-name="DefaultParagraphFont" style:family="text">
      <style:text-properties style:font-name="Taamey Ashkenaz" style:font-name-complex="Taamey Ashkenaz" style:font-size-complex="10.5pt"/>
    </style:style>
    <style:style style:name="P174" style:parent-style-name="Textbody" style:family="paragraph">
      <style:paragraph-properties fo:text-align="start" style:writing-mode="rl-tb" fo:margin-bottom="0.0576in"/>
    </style:style>
    <style:style style:name="T175" style:parent-style-name="DefaultParagraphFont" style:family="text">
      <style:text-properties style:font-name="Taamey Ashkenaz" style:font-name-complex="Taamey Ashkenaz" style:font-size-complex="10.5pt"/>
    </style:style>
    <style:style style:name="T176" style:parent-style-name="DefaultParagraphFont" style:family="text">
      <style:text-properties style:font-name="Taamey Ashkenaz" style:font-name-complex="Taamey Ashkenaz" style:font-size-complex="10.5pt"/>
    </style:style>
    <style:style style:name="T177" style:parent-style-name="DefaultParagraphFont" style:family="text">
      <style:text-properties style:font-name="Taamey Ashkenaz" style:font-name-complex="Taamey Ashkenaz" style:font-size-complex="10.5pt"/>
    </style:style>
    <style:style style:name="T178" style:parent-style-name="DefaultParagraphFont" style:family="text">
      <style:text-properties style:font-name="Taamey Ashkenaz" style:font-name-complex="Taamey Ashkenaz" style:font-size-complex="10.5pt"/>
    </style:style>
    <style:style style:name="P179" style:parent-style-name="Textbody" style:family="paragraph">
      <style:paragraph-properties fo:text-align="start" style:writing-mode="rl-tb" fo:margin-bottom="0.0576in"/>
    </style:style>
    <style:style style:name="T180" style:parent-style-name="DefaultParagraphFont" style:family="text">
      <style:text-properties style:font-name="Taamey Ashkenaz" style:font-name-complex="Taamey Ashkenaz" style:font-size-complex="10.5pt"/>
    </style:style>
    <style:style style:name="T181" style:parent-style-name="DefaultParagraphFont" style:family="text">
      <style:text-properties style:font-name="Taamey Ashkenaz" style:font-name-complex="Taamey Ashkenaz" style:font-size-complex="10.5pt"/>
    </style:style>
    <style:style style:name="T182" style:parent-style-name="DefaultParagraphFont" style:family="text">
      <style:text-properties style:font-name="Taamey Ashkenaz" style:font-name-complex="Taamey Ashkenaz" style:font-size-complex="10.5pt"/>
    </style:style>
    <style:style style:name="T183" style:parent-style-name="DefaultParagraphFont" style:family="text">
      <style:text-properties style:font-name="Taamey Ashkenaz" style:font-name-complex="Taamey Ashkenaz" style:font-size-complex="10.5pt"/>
    </style:style>
    <style:style style:name="T184" style:parent-style-name="DefaultParagraphFont" style:family="text">
      <style:text-properties style:font-name="Taamey Ashkenaz" style:font-name-complex="Taamey Ashkenaz" style:font-size-complex="10.5pt"/>
    </style:style>
    <style:style style:name="T185" style:parent-style-name="DefaultParagraphFont" style:family="text">
      <style:text-properties style:font-name="Taamey Ashkenaz" style:font-name-complex="Taamey Ashkenaz" style:font-size-complex="10.5pt"/>
    </style:style>
    <style:style style:name="P186" style:parent-style-name="Textbody" style:family="paragraph">
      <style:paragraph-properties fo:text-align="start" style:writing-mode="rl-tb" fo:margin-bottom="0.0576in"/>
    </style:style>
    <style:style style:name="T187" style:parent-style-name="DefaultParagraphFont" style:family="text">
      <style:text-properties style:font-name="Taamey Ashkenaz" style:font-name-complex="Taamey Ashkenaz" style:font-size-complex="10.5pt"/>
    </style:style>
    <style:style style:name="T188" style:parent-style-name="DefaultParagraphFont" style:family="text">
      <style:text-properties style:font-name="Taamey Ashkenaz" style:font-name-complex="Taamey Ashkenaz" style:font-size-complex="10.5pt"/>
    </style:style>
    <style:style style:name="T189" style:parent-style-name="DefaultParagraphFont" style:family="text">
      <style:text-properties style:font-name="Taamey Ashkenaz" style:font-name-complex="Taamey Ashkenaz" style:font-size-complex="10.5pt"/>
    </style:style>
    <style:style style:name="T190" style:parent-style-name="DefaultParagraphFont" style:family="text">
      <style:text-properties style:font-name="Taamey Ashkenaz" style:font-name-complex="Taamey Ashkenaz" style:font-size-complex="10.5pt"/>
    </style:style>
    <style:style style:name="P191" style:parent-style-name="Textbody" style:family="paragraph">
      <style:paragraph-properties fo:text-align="start" style:writing-mode="rl-tb" fo:margin-bottom="0.0576in"/>
    </style:style>
    <style:style style:name="T192" style:parent-style-name="DefaultParagraphFont" style:family="text">
      <style:text-properties style:font-name="Taamey Ashkenaz" style:font-name-complex="Taamey Ashkenaz" style:font-size-complex="10.5pt"/>
    </style:style>
    <style:style style:name="T193" style:parent-style-name="DefaultParagraphFont" style:family="text">
      <style:text-properties style:font-name="Taamey Ashkenaz" style:font-name-complex="Taamey Ashkenaz" style:font-size-complex="10.5pt"/>
    </style:style>
    <style:style style:name="T194" style:parent-style-name="DefaultParagraphFont" style:family="text">
      <style:text-properties style:font-name="Taamey Ashkenaz" style:font-name-complex="Taamey Ashkenaz" style:font-size-complex="10.5pt"/>
    </style:style>
    <style:style style:name="P195" style:parent-style-name="Textbody" style:family="paragraph">
      <style:paragraph-properties fo:text-align="start" style:writing-mode="rl-tb" fo:margin-bottom="0.0576in"/>
    </style:style>
    <style:style style:name="T196" style:parent-style-name="DefaultParagraphFont" style:family="text">
      <style:text-properties style:font-name="Taamey Ashkenaz" style:font-name-complex="Taamey Ashkenaz" style:font-size-complex="10.5pt"/>
    </style:style>
    <style:style style:name="T197" style:parent-style-name="DefaultParagraphFont" style:family="text">
      <style:text-properties style:font-name="Taamey Ashkenaz" style:font-name-complex="Taamey Ashkenaz" style:font-size-complex="10.5pt"/>
    </style:style>
    <style:style style:name="T198" style:parent-style-name="DefaultParagraphFont" style:family="text">
      <style:text-properties style:font-name="Taamey Ashkenaz" style:font-name-complex="Taamey Ashkenaz" style:font-size-complex="10.5pt"/>
    </style:style>
    <style:style style:name="P199" style:parent-style-name="Textbody" style:family="paragraph">
      <style:paragraph-properties fo:text-align="start" style:writing-mode="rl-tb" fo:margin-bottom="0.0576in"/>
    </style:style>
    <style:style style:name="T200" style:parent-style-name="DefaultParagraphFont" style:family="text">
      <style:text-properties style:font-name="Taamey Ashkenaz" style:font-name-complex="Taamey Ashkenaz" style:font-size-complex="10.5pt"/>
    </style:style>
    <style:style style:name="T201" style:parent-style-name="DefaultParagraphFont" style:family="text">
      <style:text-properties style:font-name="Taamey Ashkenaz" style:font-name-complex="Taamey Ashkenaz" style:font-size-complex="10.5pt"/>
    </style:style>
    <style:style style:name="T202" style:parent-style-name="DefaultParagraphFont" style:family="text">
      <style:text-properties style:font-name="Taamey Ashkenaz" style:font-name-complex="Taamey Ashkenaz" style:font-size-complex="10.5pt"/>
    </style:style>
    <style:style style:name="T203" style:parent-style-name="DefaultParagraphFont" style:family="text">
      <style:text-properties style:font-name="Taamey Ashkenaz" style:font-name-complex="Taamey Ashkenaz" style:font-size-complex="10.5pt"/>
    </style:style>
    <style:style style:name="T204" style:parent-style-name="DefaultParagraphFont" style:family="text">
      <style:text-properties style:font-name="Taamey Ashkenaz" style:font-name-complex="Taamey Ashkenaz" style:font-size-complex="10.5pt"/>
    </style:style>
    <style:style style:name="P205" style:parent-style-name="Textbody" style:family="paragraph">
      <style:paragraph-properties fo:text-align="start" style:writing-mode="rl-tb" fo:margin-bottom="0.0576in"/>
    </style:style>
    <style:style style:name="T206" style:parent-style-name="DefaultParagraphFont" style:family="text">
      <style:text-properties style:font-name="Taamey Ashkenaz" style:font-name-complex="Taamey Ashkenaz" style:font-size-complex="10.5pt"/>
    </style:style>
    <style:style style:name="T207" style:parent-style-name="DefaultParagraphFont" style:family="text">
      <style:text-properties style:font-name="Taamey Ashkenaz" style:font-name-complex="Taamey Ashkenaz" style:font-size-complex="10.5pt"/>
    </style:style>
    <style:style style:name="T208" style:parent-style-name="DefaultParagraphFont" style:family="text">
      <style:text-properties style:font-name="Taamey Ashkenaz" style:font-name-complex="Taamey Ashkenaz" style:font-size-complex="10.5pt"/>
    </style:style>
    <style:style style:name="T209" style:parent-style-name="DefaultParagraphFont" style:family="text">
      <style:text-properties style:font-name="Taamey Ashkenaz" style:font-name-complex="Taamey Ashkenaz" style:font-size-complex="10.5pt"/>
    </style:style>
    <style:style style:name="P210" style:parent-style-name="Textbody" style:family="paragraph">
      <style:paragraph-properties fo:text-align="start" style:writing-mode="rl-tb" fo:margin-bottom="0.0576in"/>
    </style:style>
    <style:style style:name="T211" style:parent-style-name="DefaultParagraphFont" style:family="text">
      <style:text-properties style:font-name="Taamey Ashkenaz" style:font-name-complex="Taamey Ashkenaz" style:font-size-complex="10.5pt"/>
    </style:style>
    <style:style style:name="T212" style:parent-style-name="DefaultParagraphFont" style:family="text">
      <style:text-properties style:font-name="Taamey Ashkenaz" style:font-name-complex="Taamey Ashkenaz" style:font-size-complex="10.5pt"/>
    </style:style>
    <style:style style:name="T213" style:parent-style-name="DefaultParagraphFont" style:family="text">
      <style:text-properties style:font-name="Taamey Ashkenaz" style:font-name-complex="Taamey Ashkenaz" style:font-size-complex="10.5pt"/>
    </style:style>
    <style:style style:name="T214" style:parent-style-name="DefaultParagraphFont" style:family="text">
      <style:text-properties style:font-name="Taamey Ashkenaz" style:font-name-complex="Taamey Ashkenaz" style:font-size-complex="10.5pt"/>
    </style:style>
    <style:style style:name="P215" style:parent-style-name="Textbody" style:family="paragraph">
      <style:paragraph-properties fo:text-align="start" style:writing-mode="rl-tb" fo:margin-bottom="0.0576in"/>
    </style:style>
    <style:style style:name="T216" style:parent-style-name="DefaultParagraphFont" style:family="text">
      <style:text-properties style:font-name="Taamey Ashkenaz" style:font-name-complex="Taamey Ashkenaz" style:font-size-complex="10.5pt"/>
    </style:style>
    <style:style style:name="T217" style:parent-style-name="DefaultParagraphFont" style:family="text">
      <style:text-properties style:font-name="Taamey Ashkenaz" style:font-name-complex="Taamey Ashkenaz" style:font-size-complex="10.5pt"/>
    </style:style>
    <style:style style:name="T218" style:parent-style-name="DefaultParagraphFont" style:family="text">
      <style:text-properties style:font-name="Taamey Ashkenaz" style:font-name-complex="Taamey Ashkenaz" style:font-size-complex="10.5pt"/>
    </style:style>
    <style:style style:name="T219" style:parent-style-name="DefaultParagraphFont" style:family="text">
      <style:text-properties style:font-name="Taamey Ashkenaz" style:font-name-complex="Taamey Ashkenaz" style:font-size-complex="10.5pt"/>
    </style:style>
    <style:style style:name="T220" style:parent-style-name="DefaultParagraphFont" style:family="text">
      <style:text-properties style:font-name="Taamey Ashkenaz" style:font-name-complex="Taamey Ashkenaz" style:font-size-complex="10.5pt"/>
    </style:style>
    <style:style style:name="P221" style:parent-style-name="NormalWeb" style:family="paragraph">
      <style:paragraph-properties style:writing-mode="rl-tb"/>
    </style:style>
    <style:style style:name="T222" style:parent-style-name="DefaultParagraphFont" style:family="text">
      <style:text-properties style:font-name="Taamey Ashkenaz" style:font-name-complex="Taamey Ashkenaz" fo:font-size="10.5pt" style:font-size-asian="10.5pt" style:font-size-complex="10.5pt"/>
    </style:style>
    <style:style style:name="T223" style:parent-style-name="DefaultParagraphFont" style:family="text">
      <style:text-properties style:font-name="Taamey Ashkenaz" style:font-name-complex="Taamey Ashkenaz" fo:font-size="10.5pt" style:font-size-asian="10.5pt" style:font-size-complex="10.5pt"/>
    </style:style>
    <style:style style:name="T224" style:parent-style-name="DefaultParagraphFont" style:family="text">
      <style:text-properties style:font-name="Taamey Ashkenaz" style:font-name-complex="Taamey Ashkenaz" fo:font-size="10.5pt" style:font-size-asian="10.5pt" style:font-size-complex="10.5pt"/>
    </style:style>
    <style:style style:name="T225" style:parent-style-name="DefaultParagraphFont" style:family="text">
      <style:text-properties style:font-name="Taamey Ashkenaz" style:font-name-complex="Taamey Ashkenaz" fo:font-size="10.5pt" style:font-size-asian="10.5pt" style:font-size-complex="10.5pt"/>
    </style:style>
    <style:style style:name="T226" style:parent-style-name="DefaultParagraphFont" style:family="text">
      <style:text-properties style:font-name="Taamey Ashkenaz" style:font-name-complex="Taamey Ashkenaz" fo:font-size="10.5pt" style:font-size-asian="10.5pt" style:font-size-complex="10.5pt"/>
    </style:style>
    <style:style style:name="T227" style:parent-style-name="DefaultParagraphFont" style:family="text">
      <style:text-properties style:font-name="Taamey Ashkenaz" style:font-name-complex="Taamey Ashkenaz" fo:font-size="10.5pt" style:font-size-asian="10.5pt" style:font-size-complex="10.5pt"/>
    </style:style>
    <style:style style:name="T228" style:parent-style-name="DefaultParagraphFont" style:family="text">
      <style:text-properties style:font-name="Taamey Ashkenaz" style:font-name-complex="Taamey Ashkenaz" fo:font-size="10.5pt" style:font-size-asian="10.5pt" style:font-size-complex="10.5pt"/>
    </style:style>
    <style:style style:name="T229" style:parent-style-name="DefaultParagraphFont" style:family="text">
      <style:text-properties style:font-name="Taamey Ashkenaz" style:font-name-complex="Taamey Ashkenaz" fo:font-size="10.5pt" style:font-size-asian="10.5pt" style:font-size-complex="10.5pt"/>
    </style:style>
    <style:style style:name="T230" style:parent-style-name="DefaultParagraphFont" style:family="text">
      <style:text-properties style:font-name="Taamey Ashkenaz" style:font-name-complex="Taamey Ashkenaz" fo:font-size="10.5pt" style:font-size-asian="10.5pt" style:font-size-complex="10.5pt"/>
    </style:style>
    <style:style style:name="T231" style:parent-style-name="DefaultParagraphFont" style:family="text">
      <style:text-properties style:font-name="Taamey Ashkenaz" style:font-name-complex="Taamey Ashkenaz" fo:font-size="10.5pt" style:font-size-asian="10.5pt" style:font-size-complex="10.5pt"/>
    </style:style>
    <style:style style:name="T232" style:parent-style-name="DefaultParagraphFont" style:family="text">
      <style:text-properties style:font-name="Taamey Ashkenaz" style:font-name-complex="Taamey Ashkenaz" fo:font-size="10.5pt" style:font-size-asian="10.5pt" style:font-size-complex="10.5pt"/>
    </style:style>
    <style:style style:name="T233" style:parent-style-name="DefaultParagraphFont" style:family="text">
      <style:text-properties style:font-name="Taamey Ashkenaz" style:font-name-complex="Taamey Ashkenaz" fo:font-size="10.5pt" style:font-size-asian="10.5pt" style:font-size-complex="10.5pt"/>
    </style:style>
    <style:style style:name="T234" style:parent-style-name="DefaultParagraphFont" style:family="text">
      <style:text-properties style:font-name="Taamey Ashkenaz" style:font-name-complex="Taamey Ashkenaz" fo:font-size="10.5pt" style:font-size-asian="10.5pt" style:font-size-complex="10.5pt"/>
    </style:style>
    <style:style style:name="P235" style:parent-style-name="Textbody" style:family="paragraph">
      <style:paragraph-properties fo:text-align="start" style:writing-mode="rl-tb" fo:margin-bottom="0.0576in"/>
    </style:style>
    <style:style style:name="T236" style:parent-style-name="DefaultParagraphFont" style:family="text">
      <style:text-properties style:font-name="Taamey Ashkenaz" style:font-name-complex="Taamey Ashkenaz" style:font-size-complex="10.5pt"/>
    </style:style>
    <style:style style:name="T237" style:parent-style-name="DefaultParagraphFont" style:family="text">
      <style:text-properties style:font-name="Taamey Ashkenaz" style:font-name-complex="Taamey Ashkenaz" style:font-size-complex="10.5pt"/>
    </style:style>
    <style:style style:name="P238" style:parent-style-name="Textbody" style:family="paragraph">
      <style:paragraph-properties fo:text-align="start" style:writing-mode="rl-tb" fo:margin-bottom="0.0576in"/>
    </style:style>
    <style:style style:name="T239" style:parent-style-name="DefaultParagraphFont" style:family="text">
      <style:text-properties style:font-name="Taamey Ashkenaz" style:font-name-complex="Taamey Ashkenaz" style:font-size-complex="10.5pt"/>
    </style:style>
    <style:style style:name="T240" style:parent-style-name="DefaultParagraphFont" style:family="text">
      <style:text-properties style:font-name="Taamey Ashkenaz" style:font-name-complex="Taamey Ashkenaz" style:font-size-complex="10.5pt"/>
    </style:style>
    <style:style style:name="T241" style:parent-style-name="DefaultParagraphFont" style:family="text">
      <style:text-properties style:font-name="Taamey Ashkenaz" style:font-name-complex="Taamey Ashkenaz" style:font-size-complex="10.5pt"/>
    </style:style>
    <style:style style:name="T242" style:parent-style-name="DefaultParagraphFont" style:family="text">
      <style:text-properties style:font-name="Taamey Ashkenaz" style:font-name-complex="Taamey Ashkenaz" style:font-size-complex="10.5pt"/>
    </style:style>
    <style:style style:name="P243" style:parent-style-name="Textbody" style:family="paragraph">
      <style:paragraph-properties fo:text-align="start" style:writing-mode="rl-tb" fo:margin-bottom="0.0576in"/>
    </style:style>
    <style:style style:name="T244" style:parent-style-name="DefaultParagraphFont" style:family="text">
      <style:text-properties style:font-name="Taamey Ashkenaz" style:font-name-complex="Taamey Ashkenaz" style:font-size-complex="10.5pt"/>
    </style:style>
    <style:style style:name="T245" style:parent-style-name="DefaultParagraphFont" style:family="text">
      <style:text-properties style:font-name="Taamey Ashkenaz" style:font-name-complex="Taamey Ashkenaz" style:font-size-complex="10.5pt"/>
    </style:style>
    <style:style style:name="T246" style:parent-style-name="DefaultParagraphFont" style:family="text">
      <style:text-properties style:font-name="Taamey Ashkenaz" style:font-name-complex="Taamey Ashkenaz" style:font-size-complex="10.5pt"/>
    </style:style>
    <style:style style:name="T247" style:parent-style-name="DefaultParagraphFont" style:family="text">
      <style:text-properties style:font-name="Taamey Ashkenaz" style:font-name-complex="Taamey Ashkenaz" style:font-size-complex="10.5pt"/>
    </style:style>
    <style:style style:name="P248" style:parent-style-name="Textbody" style:family="paragraph">
      <style:paragraph-properties fo:text-align="center" fo:margin-bottom="0.0576in"/>
      <style:text-properties style:font-name="Taamey Ashkenaz" style:font-name-complex="Taamey Ashkenaz" style:font-size-complex="10.5pt"/>
    </style:style>
    <style:style style:name="P249" style:parent-style-name="Textbody" style:family="paragraph">
      <style:paragraph-properties fo:text-align="start" style:writing-mode="rl-tb" fo:margin-bottom="0.0576in"/>
    </style:style>
    <style:style style:name="T250" style:parent-style-name="DefaultParagraphFont" style:family="text">
      <style:text-properties style:font-name="Taamey Ashkenaz" style:font-name-complex="Taamey Ashkenaz" style:font-size-complex="10.5pt"/>
    </style:style>
    <style:style style:name="P251" style:parent-style-name="Textbody" style:family="paragraph">
      <style:paragraph-properties fo:text-align="start" style:writing-mode="rl-tb" fo:margin-bottom="0.0576in"/>
    </style:style>
    <style:style style:name="T252" style:parent-style-name="DefaultParagraphFont" style:family="text">
      <style:text-properties style:font-name="Taamey Ashkenaz" style:font-name-complex="Taamey Ashkenaz" style:font-size-complex="10.5pt"/>
    </style:style>
    <style:style style:name="T253" style:parent-style-name="DefaultParagraphFont" style:family="text">
      <style:text-properties style:font-name="Taamey Ashkenaz" style:font-name-complex="Taamey Ashkenaz" style:font-size-complex="10.5pt"/>
    </style:style>
    <style:style style:name="P254" style:parent-style-name="Textbody" style:family="paragraph">
      <style:paragraph-properties fo:text-align="start" style:writing-mode="rl-tb" fo:margin-bottom="0.0576in"/>
    </style:style>
    <style:style style:name="T255" style:parent-style-name="DefaultParagraphFont" style:family="text">
      <style:text-properties style:font-name="Taamey Ashkenaz" style:font-name-complex="Taamey Ashkenaz" style:font-size-complex="10.5pt"/>
    </style:style>
    <style:style style:name="T256" style:parent-style-name="DefaultParagraphFont" style:family="text">
      <style:text-properties style:font-name="Taamey Ashkenaz" style:font-name-complex="Taamey Ashkenaz" style:font-size-complex="10.5pt"/>
    </style:style>
    <style:style style:name="P257" style:parent-style-name="Textbody" style:family="paragraph">
      <style:paragraph-properties fo:text-align="start" style:writing-mode="rl-tb" fo:margin-bottom="0.0576in"/>
    </style:style>
    <style:style style:name="T258" style:parent-style-name="DefaultParagraphFont" style:family="text">
      <style:text-properties style:font-name="Taamey Ashkenaz" style:font-name-complex="Taamey Ashkenaz" style:font-size-complex="10.5pt"/>
    </style:style>
    <style:style style:name="T259" style:parent-style-name="DefaultParagraphFont" style:family="text">
      <style:text-properties style:font-name="Taamey Ashkenaz" style:font-name-complex="Taamey Ashkenaz" style:font-size-complex="10.5pt"/>
    </style:style>
    <style:style style:name="P260" style:parent-style-name="Textbody" style:family="paragraph">
      <style:paragraph-properties fo:text-align="start" style:writing-mode="rl-tb" fo:margin-bottom="0.0576in"/>
    </style:style>
    <style:style style:name="T261" style:parent-style-name="DefaultParagraphFont" style:family="text">
      <style:text-properties style:font-name="Taamey Ashkenaz" style:font-name-complex="Taamey Ashkenaz" style:font-size-complex="10.5pt"/>
    </style:style>
    <style:style style:name="T262" style:parent-style-name="DefaultParagraphFont" style:family="text">
      <style:text-properties style:font-name="Taamey Ashkenaz" style:font-name-complex="Taamey Ashkenaz" style:font-size-complex="10.5pt"/>
    </style:style>
    <style:style style:name="P263" style:parent-style-name="Textbody" style:family="paragraph">
      <style:paragraph-properties fo:text-align="start" style:writing-mode="rl-tb" fo:margin-bottom="0.0576in"/>
    </style:style>
    <style:style style:name="T264" style:parent-style-name="DefaultParagraphFont" style:family="text">
      <style:text-properties style:font-name="Taamey Ashkenaz" style:font-name-complex="Taamey Ashkenaz" style:font-size-complex="10.5pt"/>
    </style:style>
    <style:style style:name="T265" style:parent-style-name="DefaultParagraphFont" style:family="text">
      <style:text-properties style:font-name="Taamey Ashkenaz" style:font-name-complex="Taamey Ashkenaz" style:font-size-complex="10.5pt"/>
    </style:style>
    <style:style style:name="T266" style:parent-style-name="DefaultParagraphFont" style:family="text">
      <style:text-properties style:font-name="Taamey Ashkenaz" style:font-name-complex="Taamey Ashkenaz" style:font-size-complex="10.5pt"/>
    </style:style>
    <style:style style:name="T267" style:parent-style-name="DefaultParagraphFont" style:family="text">
      <style:text-properties style:font-name="Taamey Ashkenaz" style:font-name-complex="Taamey Ashkenaz" style:font-size-complex="10.5pt"/>
    </style:style>
    <style:style style:name="T268" style:parent-style-name="DefaultParagraphFont" style:family="text">
      <style:text-properties style:font-name="Taamey Ashkenaz" style:font-name-complex="Taamey Ashkenaz" style:font-size-complex="10.5pt"/>
    </style:style>
    <style:style style:name="P269" style:parent-style-name="Textbody" style:family="paragraph">
      <style:paragraph-properties fo:text-align="start" style:writing-mode="rl-tb" fo:margin-bottom="0.0576in"/>
    </style:style>
    <style:style style:name="T270" style:parent-style-name="DefaultParagraphFont" style:family="text">
      <style:text-properties style:font-name="Taamey Ashkenaz" style:font-name-complex="Taamey Ashkenaz" style:font-size-complex="10.5pt"/>
    </style:style>
    <style:style style:name="T271" style:parent-style-name="DefaultParagraphFont" style:family="text">
      <style:text-properties style:font-name="Taamey Ashkenaz" style:font-name-complex="Taamey Ashkenaz" style:font-size-complex="10.5pt"/>
    </style:style>
    <style:style style:name="P272" style:parent-style-name="Textbody" style:family="paragraph">
      <style:paragraph-properties fo:text-align="center" style:writing-mode="rl-tb" fo:margin-bottom="0.0576in"/>
      <style:text-properties style:font-name="Taamey Ashkenaz" style:font-name-complex="Taamey Ashkenaz" style:font-size-complex="10.5pt"/>
    </style:style>
    <style:style style:name="P273" style:parent-style-name="Textbody" style:family="paragraph">
      <style:paragraph-properties fo:text-align="start" style:writing-mode="rl-tb" fo:margin-bottom="0.0576in"/>
    </style:style>
    <style:style style:name="T274" style:parent-style-name="DefaultParagraphFont" style:family="text">
      <style:text-properties style:font-name="Taamey Ashkenaz" style:font-name-complex="Taamey Ashkenaz" style:font-size-complex="10.5pt"/>
    </style:style>
    <style:style style:name="T275" style:parent-style-name="DefaultParagraphFont" style:family="text">
      <style:text-properties style:font-name="Taamey Ashkenaz" style:font-name-complex="Taamey Ashkenaz" style:font-size-complex="10.5pt"/>
    </style:style>
    <style:style style:name="T276" style:parent-style-name="DefaultParagraphFont" style:family="text">
      <style:text-properties style:font-name="Taamey Ashkenaz" style:font-name-complex="Taamey Ashkenaz" style:font-size-complex="10.5pt"/>
    </style:style>
    <style:style style:name="T277" style:parent-style-name="DefaultParagraphFont" style:family="text">
      <style:text-properties style:font-name="Taamey Ashkenaz" style:font-name-complex="Taamey Ashkenaz" style:font-size-complex="10.5pt"/>
    </style:style>
    <style:style style:name="T278" style:parent-style-name="DefaultParagraphFont" style:family="text">
      <style:text-properties style:font-name="Taamey Ashkenaz" style:font-name-complex="Taamey Ashkenaz" style:font-size-complex="10.5pt"/>
    </style:style>
    <style:style style:name="T279" style:parent-style-name="DefaultParagraphFont" style:family="text">
      <style:text-properties style:font-name="Taamey Ashkenaz" style:font-name-complex="Taamey Ashkenaz" style:font-size-complex="10.5pt"/>
    </style:style>
    <style:style style:name="T280" style:parent-style-name="DefaultParagraphFont" style:family="text">
      <style:text-properties style:font-name="Taamey Ashkenaz" style:font-name-complex="Taamey Ashkenaz" style:font-size-complex="10.5pt"/>
    </style:style>
    <style:style style:name="P281" style:parent-style-name="Textbody" style:family="paragraph">
      <style:paragraph-properties fo:text-align="start" style:writing-mode="rl-tb" fo:margin-bottom="0.0576in"/>
    </style:style>
    <style:style style:name="T282" style:parent-style-name="DefaultParagraphFont" style:family="text">
      <style:text-properties style:font-name="Taamey Ashkenaz" style:font-name-complex="Taamey Ashkenaz" style:font-size-complex="10.5pt"/>
    </style:style>
    <style:style style:name="T283" style:parent-style-name="DefaultParagraphFont" style:family="text">
      <style:text-properties style:font-name="Taamey Ashkenaz" style:font-name-complex="Taamey Ashkenaz" style:font-size-complex="10.5pt"/>
    </style:style>
    <style:style style:name="T284" style:parent-style-name="DefaultParagraphFont" style:family="text">
      <style:text-properties style:font-name="Taamey Ashkenaz" style:font-name-complex="Taamey Ashkenaz" style:font-size-complex="10.5pt"/>
    </style:style>
    <style:style style:name="T285" style:parent-style-name="DefaultParagraphFont" style:family="text">
      <style:text-properties style:font-name="Taamey Ashkenaz" style:font-name-complex="Taamey Ashkenaz" style:font-size-complex="10.5pt"/>
    </style:style>
    <style:style style:name="T286" style:parent-style-name="DefaultParagraphFont" style:family="text">
      <style:text-properties style:font-name="Taamey Ashkenaz" style:font-name-complex="Taamey Ashkenaz" style:font-size-complex="10.5pt"/>
    </style:style>
    <style:style style:name="P287" style:parent-style-name="Textbody" style:family="paragraph">
      <style:paragraph-properties fo:text-align="start" style:writing-mode="rl-tb" fo:margin-bottom="0.0576in"/>
    </style:style>
    <style:style style:name="T288" style:parent-style-name="DefaultParagraphFont" style:family="text">
      <style:text-properties style:font-name="Taamey Ashkenaz" style:font-name-complex="Taamey Ashkenaz" style:font-size-complex="10.5pt"/>
    </style:style>
    <style:style style:name="T289" style:parent-style-name="DefaultParagraphFont" style:family="text">
      <style:text-properties style:font-name="Taamey Ashkenaz" style:font-name-complex="Taamey Ashkenaz" style:font-size-complex="10.5pt"/>
    </style:style>
    <style:style style:name="T290" style:parent-style-name="DefaultParagraphFont" style:family="text">
      <style:text-properties style:font-name="Taamey Ashkenaz" style:font-name-complex="Taamey Ashkenaz" style:font-size-complex="10.5pt"/>
    </style:style>
    <style:style style:name="P291" style:parent-style-name="Textbody" style:family="paragraph">
      <style:paragraph-properties fo:text-align="start" style:writing-mode="rl-tb" fo:margin-bottom="0.0576in"/>
    </style:style>
    <style:style style:name="T292" style:parent-style-name="DefaultParagraphFont" style:family="text">
      <style:text-properties style:font-name="Taamey Ashkenaz" style:font-name-complex="Taamey Ashkenaz" style:font-size-complex="10.5pt"/>
    </style:style>
    <style:style style:name="T293" style:parent-style-name="DefaultParagraphFont" style:family="text">
      <style:text-properties style:font-name="Taamey Ashkenaz" style:font-name-complex="Taamey Ashkenaz" style:font-size-complex="10.5pt"/>
    </style:style>
    <style:style style:name="T294" style:parent-style-name="DefaultParagraphFont" style:family="text">
      <style:text-properties style:font-name="Taamey Ashkenaz" style:font-name-complex="Taamey Ashkenaz" style:font-size-complex="10.5pt"/>
    </style:style>
    <style:style style:name="T295" style:parent-style-name="DefaultParagraphFont" style:family="text">
      <style:text-properties style:font-name="Taamey Ashkenaz" style:font-name-complex="Taamey Ashkenaz" style:font-size-complex="10.5pt"/>
    </style:style>
    <style:style style:name="P296" style:parent-style-name="Textbody" style:family="paragraph">
      <style:paragraph-properties fo:text-align="start" style:writing-mode="rl-tb" fo:margin-bottom="0.0576in"/>
    </style:style>
    <style:style style:name="T297" style:parent-style-name="DefaultParagraphFont" style:family="text">
      <style:text-properties style:font-name="Taamey Ashkenaz" style:font-name-complex="Taamey Ashkenaz" style:font-size-complex="10.5pt"/>
    </style:style>
    <style:style style:name="T298" style:parent-style-name="DefaultParagraphFont" style:family="text">
      <style:text-properties style:font-name="Taamey Ashkenaz" style:font-name-complex="Taamey Ashkenaz" style:font-size-complex="10.5pt"/>
    </style:style>
    <style:style style:name="T299" style:parent-style-name="DefaultParagraphFont" style:family="text">
      <style:text-properties style:font-name="Taamey Ashkenaz" style:font-name-complex="Taamey Ashkenaz" style:font-size-complex="10.5pt"/>
    </style:style>
    <style:style style:name="T300" style:parent-style-name="DefaultParagraphFont" style:family="text">
      <style:text-properties style:font-name="Taamey Ashkenaz" style:font-name-complex="Taamey Ashkenaz" style:font-size-complex="10.5pt"/>
    </style:style>
    <style:style style:name="P301" style:parent-style-name="Textbody" style:family="paragraph">
      <style:paragraph-properties fo:text-align="center" style:writing-mode="rl-tb" fo:margin-bottom="0.0576in"/>
      <style:text-properties style:font-name="Taamey Ashkenaz" style:font-name-complex="Taamey Ashkenaz" style:font-size-complex="10.5pt"/>
    </style:style>
    <style:style style:name="P302" style:parent-style-name="Textbody" style:family="paragraph">
      <style:paragraph-properties fo:text-align="start" style:writing-mode="rl-tb" fo:margin-bottom="0.0576in"/>
    </style:style>
    <style:style style:name="T303" style:parent-style-name="DefaultParagraphFont" style:family="text">
      <style:text-properties style:font-name="Taamey Ashkenaz" style:font-name-complex="Taamey Ashkenaz" style:font-size-complex="10.5pt"/>
    </style:style>
    <style:style style:name="T304" style:parent-style-name="DefaultParagraphFont" style:family="text">
      <style:text-properties style:font-name="Taamey Ashkenaz" style:font-name-complex="Taamey Ashkenaz" style:font-size-complex="10.5pt"/>
    </style:style>
    <style:style style:name="T305" style:parent-style-name="DefaultParagraphFont" style:family="text">
      <style:text-properties style:font-name="Taamey Ashkenaz" style:font-name-complex="Taamey Ashkenaz" style:font-size-complex="10.5pt"/>
    </style:style>
    <style:style style:name="P306" style:parent-style-name="Textbody" style:family="paragraph">
      <style:paragraph-properties fo:text-align="start" style:writing-mode="rl-tb" fo:margin-bottom="0.0576in"/>
    </style:style>
    <style:style style:name="T307" style:parent-style-name="DefaultParagraphFont" style:family="text">
      <style:text-properties style:font-name="Taamey Ashkenaz" style:font-name-complex="Taamey Ashkenaz" style:font-size-complex="10.5pt"/>
    </style:style>
    <style:style style:name="T308" style:parent-style-name="DefaultParagraphFont" style:family="text">
      <style:text-properties style:font-name="Taamey Ashkenaz" style:font-name-complex="Taamey Ashkenaz" style:font-size-complex="10.5pt"/>
    </style:style>
    <style:style style:name="T309" style:parent-style-name="DefaultParagraphFont" style:family="text">
      <style:text-properties style:font-name="Taamey Ashkenaz" style:font-name-complex="Taamey Ashkenaz" style:font-size-complex="10.5pt"/>
    </style:style>
    <style:style style:name="P310" style:parent-style-name="Textbody" style:family="paragraph">
      <style:paragraph-properties fo:text-align="start" style:writing-mode="rl-tb" fo:margin-bottom="0.0576in"/>
    </style:style>
    <style:style style:name="T311" style:parent-style-name="DefaultParagraphFont" style:family="text">
      <style:text-properties style:font-name="Taamey Ashkenaz" style:font-name-complex="Taamey Ashkenaz" style:font-size-complex="10.5pt"/>
    </style:style>
    <style:style style:name="P312" style:parent-style-name="Textbody" style:family="paragraph">
      <style:paragraph-properties fo:text-align="start" style:writing-mode="rl-tb" fo:margin-bottom="0.0576in"/>
    </style:style>
    <style:style style:name="T313" style:parent-style-name="DefaultParagraphFont" style:family="text">
      <style:text-properties style:font-name="Taamey Ashkenaz" style:font-name-complex="Taamey Ashkenaz" style:font-size-complex="10.5pt"/>
    </style:style>
    <style:style style:name="T314" style:parent-style-name="DefaultParagraphFont" style:family="text">
      <style:text-properties style:font-name="Taamey Ashkenaz" style:font-name-complex="Taamey Ashkenaz" style:font-size-complex="10.5pt"/>
    </style:style>
  </office:automatic-styles>
  <office:body>
    <office:text text:use-soft-page-breaks="true">
      <text:p text:style-name="P1"><text:span text:style-name="T2">נִשְׁמַת כׇּל־חַי תְּבָרֵךְ אֶת שִׁמְךָ, יְיָ אֱלֹהֵֽינוּ, וְרוּחַ כׇּל בָּשָׂר תְּפָאֵר וּתְרוֹמֵם זִכְרְךָ, מַלְכֵּֽנוּ, תָּמִיד. מִן הָעוֹלָם וְעַד הָעוֹלָם אַתָּה אֵל,<text:s/></text:span><text:span text:style-name="T3">וּמִבַּלְעָדֶֽיךָ אֵין לָֽנוּ מֶֽלֶךְ גּוֹאֵל וּמוֹשִֽיעַ, פּוֹדֶה וּמַצִּיל וּמְפַרְנֵס, וּמְרַחֵם בְּכׇל עֵת צָרָה וְצוּקָה; אֵין לָֽנוּ מֶֽלֶךְ אֶלָּא אָֽתָּה. אֱלֹהֵי הָרִאשׁוֹנִים וְהָאַחֲרוֹנִים, אֱלֽוֹהַּ כׇּל בְּרִיוֹת, אֲדוֹן כׇּל תּוֹלָדוֹת, הַמְ</text:span><text:span text:style-name="T4">ּהֻלָל בְּרֹב הַתִּשְׁבָּחוֹת, הַמְנַהֵג עוֹלָמוֹ בְּחֶֽסֶד וּבְרִיּוֹתָיו בְּרַחֲמִים. וַייָ לֹא יָנוּם וְלֹא יִישָׁן, הַמְעוֹרֵר יְשֵׁנִים, וְהַמֵּקִיץ נִרְדָּמִים, וְהַמֵּשִֽׂיחַ אִלְּמִים, וְהַמַּתִּיר אֲסוּרִים, וְהַסּוֹמֵךְ נוֹפְלִים, וְהַזּוֹקֵף כְּ</text:span><text:span text:style-name="T5">פוּפִים. לְךָ לְבַדְּךָ אֲנַֽחְנוּ מוֹדִים. אִלּוּ פִֽינוּ מָלֵא שִׁירָה כַּיָּם, וּלְשׁוֹנֵֽנוּ רִנָּה כַּהֲמוֹן גַּלָּיו, וְשִׂפְתוֹתֵֽינוּ שֶֽׁבַח כְּמֶרְחֲבֵי רָקִֽיעַ, וְעֵינֵֽינוּ מְאִירוֹת כַּשֶֽׁמֶשׁ וְכַיָּרֵֽחַ, וְיָדֵֽינוּ פְרוּשׂוֹת כְּנִשְׂרֵי</text:span><text:span text:style-name="T6"><text:s/>שָׁמָֽיִם, וְרַגְלֵֽינוּ קַלּוֹת כָּאַיָּלוֹת, אֵין אֲנַֽחְנוּ מַסְפִּיקִים לְהוֹדוֹת לְךָ, יְיָ אֱלֹהֵֽינוּ וֵאלֹהֵי אֲבוֹתֵֽינוּ, וּלְבָרֵךְ אֶת שִׁמְךָ עַל אַחַת מֵאָֽלֶף, אֶֽלֶף אַלְפֵי אֲלָפִים וְרִבֵּי רְבָבוֹת פְּעָמִים הַטּוֹבוֹת שֶׁעָשִֽׂיתָ עִם<text:s/></text:span><text:span text:style-name="T7">אֲבוֹתֵֽינוּ וְעִמָּֽנוּ. מִמִּצְרַֽיִם גְּאַלְתָּֽנוּ, יְיָ אֱלֹהֵֽינוּ, וּמִבֵּית עֲבָדִים פְּדִיתָֽנוּ; בְּרָעָב זַנְתָּֽנוּ וּבְשָׂבָע כִּלְכַּלְתָּֽנוּ; מֵחֶֽרֶב הִצַּלְתָּֽנוּ וּמִדֶּֽבֶר מִלַּטְתָּֽנוּ, וּמֵחֳלָיִם רָעִים וְנֶאֱמָנִים דִּלִּיתָֽנוּ.</text:span><text:span text:style-name="T8"><text:s/>עַד הֵֽנָּה עֲזָרֽוּנוּ רַחֲמֶֽיךָ וְלֹא עֲזָבֽוּנוּ חֲסָדֶֽיךָ; וְאַל תִּטְּשֵֽׁנוּ, יְיָ אֱלֹהֵֽינוּ, לָנֶֽצַח. עַל כֵּן, אֵבָרִים שֶׁפִּלַּֽגְתָּ<text:s/></text:span><text:bookmark-start text:name="333"/><text:bookmark-end text:name="333"/><text:span text:style-name="T9">בָּֽנוּ, וְרֽוּחַ וּנְשָׁמָה שֶׁנָּפַֽחְתָּ בְּאַפֵּֽינוּ, וְלָשׁוֹן אֲשֶׁר שַֽׂמְתָּ בְּפִֽינוּ, הֵן הֵם<text:s/></text:span><text:span text:style-name="T10">יוֹדוּ וִיבָרְכוּ, וִישַׁבְּחוּ וִיפָאֲרוּ, וִירוֹמְמוּ וְיַעֲרִֽיצוּ, וְיַקְדִּֽישׁוּ וְיַמְלִֽיכוּ אֶת שִׁמְךָ, מַלְכֵּֽנוּ. כִּי כׇל-פֶּה לְךָ יוֹדֶה, וְכׇל-לָשׁוֹן לְךָ תִשָּׁבַע, וְכׇל-בֶּֽרֶךְ לְךָ תִכְרַע, וְכׇל קוֹמָה לְפָנֶֽיךָ תִשְׁתַּחֲוֶה. וְכׇ</text:span><text:span text:style-name="T11">ל לְבָבוֹת יִירָאֽוּךָ, וְכׇל־קֶֽרֶב וּכְלָיוֹת יְזַמְּרוּ לִשְׁמֶֽךָ, כַּדָבָר שֶׁכָּתוּב: כׇּל־עַצְמוֹתַי תֹּאמַֽרְנָה, יְיָ מִי כָמֽוֹךָ, מַצִּיל עָנִי מֵחָזָק מִמֶּֽנוּ, וְעָנִי וְאֶבְיוֹן מִגֹּזְלוֹ. מִי יִדְמֶה־לָּךְ, וּמִי יִשְׁוֶה־לָּךְ, וּמִי יַעֲ</text:span><text:span text:style-name="T12">רׇךְ־לָךְ, הָאֵל הַגָּדוֹל, הַגִּבּוֹר וְהַנּוֹרָא, אֵל עֶלְיוֹן, קֹנֵה שָׁמַֽיִם וָאָֽרֶץ. נְהַלֶּלְךָ וּנְשַׁבֵּחֲךָ וּנְפָאֶרְךָ, וּנְבָרֵךְ אֶת שֵׁם קׇדְשֶׁךָ, כָּאָמוּר: לְדָוִד, בָּרְכִי נַפְשִׁי אֶת יְיָ, וְכׇל־קְרָבַי אֶת שֵׁם קׇדְשׁוֹ. הָאֵל בְּתַ</text:span><text:span text:style-name="T13">עֲצֻמוֹת עֻזֶּֽךָ, הַגָּדוֹל בִּכְבוֹד שְׁמֶֽךָ, הַגִּבּוֹר לָנֶֽצַח וְהַנּוֹרָא בְּנוֹרְאוֹתֶֽיךָ, הַמֶּֽלֶךְ הַיּושֵׁב עַל כִּסֵּא רָם וְנִשָּׂא.</text:span></text:p>
      <text:p text:style-name="P14"><text:span text:style-name="T15">שׁוֹכֵן עַד, מָּרוֹם וְקָּדוֹשׁ שְׁמוֹ. וְכָתוּב: רַנְּנוּ צַדִּיקִים בַּייָ, לַיְשָׁרִים נָאוָה תְהִלָּה. ב</text:span><text:span text:style-name="T16">ְּפִי<text:s/></text:span><text:span text:style-name="T17">יְ</text:span><text:span text:style-name="T18">שָׁרִים תִּתְהַלָּל, וּבְדִבְרֵי<text:s/></text:span><text:span text:style-name="T19">צַ</text:span><text:span text:style-name="T20">דִּיקִים תִּתְבָּרַךְ, וּבִלְשׁוֹן<text:s/></text:span><text:span text:style-name="T21">חֲ</text:span><text:span text:style-name="T22">סִידִים תִּתְרוֹמָם, וּבְקֶרֶב<text:s/></text:span><text:span text:style-name="T23">קְ</text:span><text:span text:style-name="T24">דוֹשִׁים תִּתְקַדָּשׁ. וּבְמַקְהֲלוֹת רִבְבוֹת עַמְּךָ בֵּית יִשְׂרָאֵל בְּרִנָּה יִתְפָּאַר שִׁמְךָ, מַלְכֵּנוּ, בְּכׇל־דּוֹר וָדוֹר; שֶׁכֵּן<text:s/></text:span><text:span text:style-name="T25">חוֹבַת כׇּל־הַיְצוּרִים לְפָנֶֽיךָ, יְיָ<text:s/></text:span><text:bookmark-start text:name="335"/><text:bookmark-end text:name="335"/><text:span text:style-name="T26">אֱלֹהֵֽינוּ וֵאלֹהֵי אֲבוֹתֵֽינוּ, <text:s/>לְהוֹדוֹת, לְהַלֵּל, לְשַׁבֵּֽחַ, לְפָאֵר, לְרוֹמֵם, לְהַדֵּר, לְבָרֵךְ, לְעַלֵּה וּלְקַלֵּס עַל כׇּל־דִּבְרֵי שִׁירוֹת וְתִשְׁבְּחוֹת דָּוִד בֶּן־יִשַׁי עַבְדְּךָ מְשִׁיחֶֽךָ.</text:span></text:p>
      <text:p text:style-name="P27"><text:span text:style-name="T28">יִ</text:span><text:span text:style-name="T29">שְׁתַּבַּח שִׁמְךָ לָעַד, מַלְכֵּֽנוּ, הָאֵל הַמֶּֽלֶךְ הַגָּדוֹל וְהַקָּדוֹשׁ, בַּשָּׁמַֽיִם וּבָאָֽרֶץ. כִּי לְךָ נָאֶה, יְיָ אֱלֹהֵֽינוּ וֵאלֹהֵי אֲבוֹתֵֽינוּ, שִׁיר וּשְׁבָחָה, הַלֵּל וְזִמְרָה, עֹז וּמֶמְשָׁלָה, נֶֽצַח, גְּדֻלָּה וּגְבוּרָה, תְּהִלָּה</text:span><text:span text:style-name="T30"><text:s/>וְתִפְאֶֽרֶת, קְדֻשָּׁה וּמַלְכוּת, בְּרָכוֹת וְהוֹדָאוֹת, מֵעַתָּה וְעַד עוֹלָם. בָּרוּךְ אַתָּה, יְיָ, אֵל מֶֽלֶךְ גָּדוֹל בַּתִּשְׁבָּחוֹת, אֵל הַהוֹדָאוֹת, אֲדוֹן הַנִּפְלָאוֹת, הַבּוֹחֵר בְּשִׁירֵי זִמְרָה, מֶֽלֶךְ, אֵל, חֵי הָעוֹלָמִים׃ <text:s/>.</text:span><text:span text:style-name="T31">Chatzi kad</text:span><text:span text:style-name="T32">dish is recited here</text:span></text:p>
      <text:p text:style-name="P33"><text:span text:style-name="T34">בָּרְכוּ אֶת יְיָ הַמְבֹרָךְ. בָּרוּךְ יְיָ הַמְבֹרָךְ לְעוֹלָם וָעֶד.</text:span></text:p>
      <text:p text:style-name="P35"><text:span text:style-name="T36">בָּרוּךְ אַתָּה, יְיָ אֱלֹהֵֽינוּ, מֶֽלֶךְ הָעוֹלָם, יוֹצֵר אוֹר וּבוֹרֵא חֹֽשֶׁךְ, עֹשֶׂה שָׁלוֹם, וּבוֹרֵא אֶת הַכֹּל. הַכֹּל יוֹדֽוּךָ וְהַכֹּל יְשַׁבְּחֽוּךָ,<text:s/></text:span><text:span text:style-name="T37">וְהַכֹּל יֹאמְרוּ אֵין קָדוֹשׁ כַּיְיָ. הַכֹּל יְרוֹמְמֽוּךָ סֶּֽלָה, יוֹצֵר הַכֹּל, הָאֵל הַפּוֹתֵֽחַ בְּכׇל יוֹם דַּלְתוֹת שַׁעֲרֵי מִזְרָח, וּבוֹקֵֽעַ חַלּוֹנֵי רָקִֽיעַ, מוֹצִיא חַמָּה מִמְּקוֹמָהּ, וּלְבָנָה מִמְּכוֹן שִׁבְתָּהּ, וּמֵאִיר לָעוֹלָם כֻּ</text:span><text:span text:style-name="T38">לּוֹ וּלְיוֹשְׁבָיו שֶׁבָּרָא בְּמִדַּת הָרַחֲמִים. הַמֵּאִיר לָאָֽרֶץ וְלַדָּרִים עָלֶֽיהָ בְּרַחֲמִים, וּבְטוּבוֹ מְחַדֵּשׁ בְּכׇל־יוֹם תָּמִיד מַעֲשֵׂה בְרֵאשִׁית. הַמֶּֽלֶךְ הַמְּרוֹמָם לְבַדּוֹ מֵאָז, הַמְּשֻׁבָּח וְהַמְּפֹאָר וְהַמִּתְנַשֵּׂא מִימוֹת</text:span><text:span text:style-name="T39"><text:s/>עוֹלָם. אֱלֹהֵי עוֹלָם, בְּרַחֲמֶֽיךָ הָרַבִּים רַחֵם עָלֵֽינוּ, אֲדוֹן עֻזֵּֽנוּ, צוּר מִשְׂגַּבֵּֽנוּ, מָגֵן יִשְׁעֵֽנוּ, מִשְׂגָּב בַּעֲדֵֽנוּ. אֵין כְּעֶרְכְּךָ וְאֵין זוּלָתֶֽךָ; אֶֽפֶס בִּלְתֶּֽךָ, וּמִי דּֽוֹמֶה לָּךְ. אֵין כְּעֶרְכְּךָ, יְיָ אֱלֹה</text:span><text:span text:style-name="T40">ֵֽינוּ, בָּעוֹלָם הַזֶּה; וְאֵין זוּלָתְךָ, מַלְכֵּֽנוּ, לְחַיֵּי הָעוֹלָם הַבָּא. אֶֽפֶס בִּלְתְּךָ, גּוֹאֲלֵֽנוּ, לִימוֹת הַמָּשִֽׁיחַ; וְאֵין דּוֹמֶה לְךָ, מוֹשִׁיעֵֽנוּ, לִתְחִיַּת הַמֵּתִים.</text:span></text:p>
      <text:p text:style-name="P41"><text:span text:style-name="T42">אֵל אָדוֹן עַל כׇּל־הַמַּעֲשִׂים בָּרוּךְ וּמְבֹרָךְ בְּפִי<text:s/></text:span><text:span text:style-name="T43">כׇּל־נְשָׁמָה; גׇּדְלוֹ וְטוּבוֹ מָלֵא עוֹלָם דַּֽעַת וּתְבוּנָה סוֹבְבִים אֹתוֹ. הַמִּתְגָּאֶה עַל חַיּוֹת הַקֹּֽדֶשׁ וְנֶהְדָּר בְּכָבוֹד עַל הַמֶּרְכָּבָה; זְכוּת וּמִישׁוֹר לִפְנֵי כִסְאוֹ חֶֽסֶד וְרַחֲמִים לִפְנֵי כְבוֹדוֹ. טוֹבִים מְאוֹרוֹת שֶׁבָּרָא</text:span><text:span text:style-name="T44"><text:s/>אֱלֹהֵֽינוּ יְצָרָם בְּדַֽעַת בְּבִינָה וּבְהַשְׂכֵּל; כֹּֽחַ וּגְבוּרָה נָתַן בָּהֶם לִהְיוֹת מוֹשְׁלִים בְּקֶֽרֶב תֵּבֵל. מְלֵאִים זִיו וּמְפִיקִים נֹֽגַהּ נָאֶה זִיוָם בְּכׇל הָעוֹלָם; שְׂמֵחִים בְּצֵאתָם וְשָׂשִׂים בְּבוֹאָם עוֹשִׂים<text:s/></text:span><text:span text:style-name="T45">בְּאֵימָה רְצוֹן<text:s/></text:span><text:span text:style-name="T46">קוֹנָם. פְּאֵר וְכָבוֹד נוֹתְנִים לִשְׁמוֹ צׇהֳלָה וְרִנָּה לְזֵֽכֶר מַלְכוּתוֹ; קָרָא לַשֶּֽׁמֶשׁ וַיִּזְרַח אוֹר רָאָה וְהִתְקִין צוּרַת הַלְּבָנָה. שֶֽׁבַח נוֹתְנִים לוֹ כׇּל־צְבָא מָרוֹם, תִּפְאֶֽרֶת וּגְדֻלָּה, שְׂרָפִים וְאוֹפַנִּים וְחַיּוֹת הַקֹּֽד</text:span><text:span text:style-name="T47">ֶשׁ</text:span></text:p>
      <text:p text:style-name="P48"><text:span text:style-name="T49">לָאֵל אֲשֶׁר שָׁבַת מִכׇּל הַמַּעֲשִׂים בַּיּוֹם הַשְּׁבִיעִי; הִתְעַלָּה וְיָשַׁב עַל כִּסֵּא כְבוֹדוֹ; תִּפְאֶֽרֶת עָטָה לְיוֹם הַמְּנוּחָה, עֹֽנֶג קָרָא לְיוֹם הַשַּׁבָּת. זֶה שֶֽׁבַח שֶׁל יוֹם הַשְּׁבִיעִי, שֶׁבּוֹ שָׁבַת אֵל מִכׇּל מְלַאכְתּוֹ. וְ</text:span><text:span text:style-name="T50">יוֹם הַשְּׁבִיעִי מְשַׁבֵּֽחַ וְאוֹמֵר: מִזְמוֹר שִׁיר לְיוֹם הַשַּׁבָּת, טוֹב לְהוֹדוֹת לַיְיָ. לְפִיכָךְ יְפָאֲרוּ וִיבָרְכוּ לָאֵל כׇּל־יְצוּרָיו; שֶֽׁבַח, יְקָר וּגְדֻלָּה יִתְּנוּ לְאֵל מֶֽלֶךְ, יוֹצֵר כֹּל, הַמַּנְחִיל מְנוּחָה לְעַמּוֹ יִשְׂרָאֵל בִ</text:span><text:span text:style-name="T51">ּקְדֻשָּׁתוֹ בְּיוֹם שַׁבַּת קֹֽדֶשׁ. שִׁמְךָ יְיָ אֱלֹהֵֽינוּ יִתְקַדַּשׁ, וְזִכְרְךָ מַלְכֵּֽנוּ יִתְפָּאַר, בַּשָּׁמַֽיִם מִמַּֽעַל וְעַל הָאָֽרֶץ מִתָּֽחַת. תִּתְבָּרַךְ, מוֹשִׁיעֵֽנוּ, עַל שֶֽׁבַח מַעֲשֵׂה יָדֶֽיךָ, וְעַל מְאֽוֹרֵי אוֹר שֶׁעָשִֽׂיתָ;<text:s/></text:span><text:span text:style-name="T52">יְפָאֲרֽוּךָ סֶּֽלָה.</text:span></text:p>
      <text:p text:style-name="P53"><text:span text:style-name="T54">תִּתְבָּרַךְ צוּרֵֽנוּ, מַלְכֵּֽנוּ וְגוֹאֲלֵֽנוּ, בּוֹרֵא קְדוֹשִׁים; יִשְׁתַּבַּח שִׁמְךָ לָעַד מַלְכֵּֽנוּ, יוֹצֵר מְשָׁרְתִים, וַאֲשֶׁר מְשָׁרְתָיו כֻּלָּם עוֹמְדִים בְּרוּם עוֹלָם, וּמַשְׁמִיעִים בְּיִרְאָה, יַֽחַד בְּקוֹל, דִּבְ</text:span><text:span text:style-name="T55">רֵי אֱלֹהִים חַיִּים וּמֶֽלֶךְ עוֹלָם. כֻּלָם אֲהוּבִים, כֻּלָּם בְּרוּרִים, כֻּלָּם גִּבּוֹרִים, וְכֻלָּם עֹשִׂים בְּאֵימָה וּבְיִרְאָה רְצוֹן קוֹנָם. וְכֻלָּם פּוֹתְחִים אֶת פִּיהֶם בִּקְדֻשָּׁה וּבְטׇהֳרָה, בְּשִׁירָה וּבְזִמְרָה, וּמְבָרְכִים וּמְשַׁבְ</text:span><text:span text:style-name="T56">ּחִים, וּמְפָאֲרִים וּמַעֲרִיצִים, וּמַקְדִּישִׁים וּמַמְלִיכִים</text:span></text:p>
      <text:p text:style-name="P57"><text:span text:style-name="T58">אֶת שֵׁם הָאֵל הַמֶּֽלֶךְ הַגָּדוֹל, הַגִּבּוֹר וְהַנּוֹרָא, קָדוֹשׁ הוּא. וְכֻלָּם מְקַבְּלִים עֲלֵיהֶם עֹל מַלְכוּת שָׁמַֽיִם זֶה מִזֶּה, וְנוֹתְנִים רְשׁוּת זֶה לָזֶה לְהַקְדִּישׁ לְיוֹצְר</text:span><text:span text:style-name="T59">ָם. בְּנַֽחַת רֽוּחַ, בְּשָׂפָה בְרוּרָה וּבִנְעִימָה קְדֹשָׁה, כֻּלָּם כְּאֶחָד עוֹנִים וְאוֹמְרִים בְּיִרְאָה: קָדוֹשׁ, קָדוֹשׁ, קָדוֹשׁ יְיָ צְבָאוֹת; מְלֹא כׇל־הָאָֽרֶץ כְּבוֹדוֹ. וְהָאוֹפַנִּים וְחַיּוֹת הַקֹּֽדֶשׁ, בְּרַֽעַשׁ גָּדוֹל מִתְנַשְּׂאִים ל</text:span><text:span text:style-name="T60">ְעֻמַּת שְׂרָפִים. לְעֻמָּתָם מְשַׁבְּחִים וְאוֹמְרִים:בָּרוּךְ כְּבוֹד יְיָ מִמְּקוֹמוֹ.</text:span></text:p>
      <text:p text:style-name="P61"><text:span text:style-name="T62">לָאֵל בָּרוּךְ נְעִימוֹת יִתֵּֽנוּ; לַמֶּֽלֶךְ, אֵל חַי וְקַיָּם, זְמִירוֹת יֹאמֵֽרוּ, וְתִשְׁבָּחוֹת יַשְׁמִֽיעוּ; כִּי הוּא לְבַדּוֹ פּוֹעֵל גְּבוּרוֹת, עֹשֶׂה חֲדָ</text:span><text:span text:style-name="T63">שׁוֹת, בַּֽעַל מִלְחָמוֹת, זוֹרֵֽעַ צְדָקוֹת, מַצְמִֽיחַ יְשׁוּעוֹת, בּוֹרֵא רְפוּאוֹת, נוֹרָא תְהִלּוֹת, אֲדוֹן הַנִּפְלָאוֹת, הַמְחַדֵּשׁ בְּטוּבוֹ בְּכׇל יוֹם תָּמִיד מַעֲשֵׂה בְרֵאשִׁית, כָּאָמוּר: לְעֹשֵׂה אוֹרִים גְּדֹלִים, כִּי לְעוֹלָם חַסְדּוֹ. או</text:span><text:span text:style-name="T64">ֹר חָדָשׁ עַל צִיּוֹן תָּאִיר, וְנִזְכֶּה כֻלָּֽנוּ מְהֵרָה לְאוֹרוֹ. בָּרוּךְ אַתָּה, יְיָ, יוֹצֵר הַמְּאוֹרוֹת.</text:span></text:p>
      <text:p text:style-name="P65"><text:span text:style-name="T66">אַהֲבָה רַבָּה אֲהַבְתָּֽנוּ, יְיָ אֱלֹהֵֽינוּ; חֶמְלָה גְדוֹלָה וִיתֵרָה חָמַֽלְתָּ עָלֵֽינוּ. אָבִֽינוּ מַלְכֵּֽנוּ, בַּעֲבוּר אֲבוֹתֵֽינוּ<text:s/></text:span><text:span text:style-name="T67">שֶׁבָּטְחוּ בְךָ, וַתְּלַמְּדֵם חֻקֵּי חַיִּים, כֵּן תְּחׇנֵּֽנוּ וּתְלַמְּדֵֽנוּ. אָבִֽינוּ הָאָב הָרַחֲמָן, הַמְרַחֵם, רַחֵם עָלֵֽינוּ וְתֵן בְּלִבֵּֽנוּ לְהָבִין וּלְהַשְׂכִּיל, לִשְׁמֹֽעַ לִלְמֹד וּלְלַמֵּד, לִשְׁמֹר וְלַעֲשׂוֹת וּלְקַיֵּם אֶת כׇּל־דִּ</text:span><text:span text:style-name="T68">בְרֵי תַלְמוּד תּוֹרָתֶֽךָ, בְּאַהֲבָה. וְהָאֵר עֵינֵֽינוּ בְּתוֹרָתֶֽךָ, וְדַבֵּק לִבֵּֽנוּ בְּמִצְוֺתֶֽיךָ, וְיַחֵד לְבָבֵֽנוּ לְאַהֲבָה וּלְיִרְאָה אֶת שְׁמֶֽךָ, וְלֹא נֵבוֹשׁ לְעוֹלָם וָעֶד. כִּי בְשֵׁם קׇדְשְׁךָ הַגָּדוֹל וְהַנּוֹרָא בָּטָֽחְנוּ, נָגִ</text:span><text:span text:style-name="T69">ֽילָה וְנִשְׂמְחָה בִּישׁוּעָתֶֽךָ. <text:s/>וַהֲבִיאֵֽנוּ לְשָׁלוֹם מֵאַרְבַּע כַּנְפוֹת הָאָֽרֶץ, וְתוֹלִיכֵֽנוּ קוֹמְמִיּוּת לְאַרְצֵֽנוּ. כִּי אֵל פּוֹעֵל יְשׁוּעוֹת אָֽתָּה, וּבָֽנוּ בָחַֽרְתָּ מִכׇּל עַם וְלָשׁוֹן, וְקֵרַבְתָּֽנוּ לְשִׁמְךָ הַגָּדוֹל סֶֽלָה<text:s/></text:span><text:span text:style-name="T70">בֶּאֱמֶת, לְהוֹדוֹת לְךָ וּלְיַחֶדְךָ בְּאַהֲבָה. בָּרוּךְ אַתָּה, יְיָ, הַבּוֹחֵר בְּעַמּוֹ יִשְׂרָאֵל בְּאַהֲבָה.</text:span></text:p>
      <text:p text:style-name="P71"><text:span text:style-name="T72">שְׁמַע יִשְׂרָאֵל, יְיָ אֱלֹהֵינוּ, יְיָ אֶחָד. בָּרוּךְ שֵׁם כְּבוֹד מַלְכוּתוֹ לְעוֹלָם וָעֶד.</text:span></text:p>
      <text:p text:style-name="P73"><text:span text:style-name="T74">וְאָהַבְתָּ אֵת יְיָ אֱלֹהֶֽיךָ בְּכׇל לְבָ</text:span><text:span text:style-name="T75">בְךָ וּבְכׇל נַפְשְׁךָ וּבְכׇל מְאֹדֶֽךָ. וְהָיוּ הַדְּבָרִים הָאֵֽלֶּה, אֲשֶׁר אָנֹכִי מְצַוְּךָ הַיּוֹם, עַל לְבָבֶֽךָ. וְשִׁנַּנְתָּם לְבָנֶֽיךָ וְדִבַּרְתָּ בָּם, בְּשִׁבְתְּךָ בְּבֵיתֶֽךָ, וּבְלֶכְתְּךָ בַדֶּֽרֶךְ, וּבְשׇׁכְבְּךָ וּבְקוּמֶֽךָ. וּקְשַׁ</text:span><text:span text:style-name="T76">רְתָּם לְאוֹת עַל יָדֶֽךָ, וְהָיוּ לְטֹטָפֹת בֵּין עֵינֶֽיךָ. וּכְתַבְתָּם עַל מְזֻזוֹת בֵּיתֶֽךָ וּבִשְׁעָרֶֽיךָ.</text:span></text:p>
      <text:p text:style-name="P77"><text:span text:style-name="T78">וְהָיָה אִם שָׁמֹֽעַ תִּשְׁמְעוּ אֶל מִצְוֺתַי, אֲשֶׁר אָנֹכִי מְצַוֶּה אֶתְכֶם הַיּוֹם, לְאַהֲבָה אֶת יְיָ אֱלֹהֵיכֶם וּלְעׇבְדוֹ בְּכׇל לְב</text:span><text:span text:style-name="T79">ַבְכֶם וּבְכׇל נַפְשְׁכֶם. וְנָתַתִּי מְטַר אַרְצְכֶם בְּעִתּוֹ, יוֹרֶה וּמַלְקוֹשׁ; וְאָסַפְתָּ דְגָנֶֽךָ, וְתִירֹשְׁךָ וְיִצְהָרֶֽךָ. וְנָתַתִּי עֵֽשֶׂב בְּשָׂדְךָ לִבְהֶמְתֶּֽךָ; וְאָכַלְתָּ וְשָׂבָֽעְתָּ. הִשָּֽמְרוּ לָכֶם פֶּן יִפְתֶּה לְבַבְכֶם, וְסַ</text:span><text:span text:style-name="T80">רְתֶּם וַעֲבַדְתֶּם אֱלֹהִים אֲחֵרִים, וְהִשְׁתַּחֲוִיתֶם לָהֶם. וְחָרָה אַף יְיָ בָּכֶם, וְעָצַר אֶת הַשָּׁמַֽיִם וְלֹא יִהְיֶה מָטָר, וְהָאֲדָמָה לֹא תִתֵּן אֶת יְבוּלָהּ; וַאֲבַדְתֶּם מְהֵרָה מֵעַל הָאָֽרֶץ הַטֹּבָה אֲשֶׁר יְיָ נֹתֵן לָכֶם. וְשַׂמְתֶּם<text:s/></text:span><text:span text:style-name="T81">אֶת דְּבָרַי אֵֽלֶּה עַל לְבַבְכֶם וְעַל נַפְשְׁכֶם; וּקְשַׁרְתֶּם אֹתָם לְאוֹת עַל יֶדְכֶם, וְהָיוּ לְטוֹטָפֹת בֵּין עֵינֵיכֶם. וְלִמַּדְתֶּם אֹתָם אֶת בְּנֵיכֶם לְדַבֵּר בָּם, בְּשִׁבְתְּךָ בְּבֵיתֶֽךָ, וּבְלֶכְתְּךָ בַדֶּֽרֶךְ, וּבְשׇׁכְבְּךָ וּבְקוּמֶֽ</text:span><text:span text:style-name="T82">ךָ. וּכְתַבְתָּם עַל מְזוּזוֹת בֵּיתֶֽךָ וּבִשְׁעָרֶֽיךָ. לְמַֽעַן יִרְבּוּ יְמֵיכֶם וִימֵי בְנֵיכֶם, עַל הָאֲדָמָה אֲשֶׁר נִשְׁבַּע יְיָ לַאֲבֹתֵיכֶם לָתֵת לָהֶם, כִּימֵי הַשָּׁמַֽיִם עַל הָאָֽרֶץ.</text:span></text:p>
      <text:soft-page-break/>
      <text:p text:style-name="P83"><text:span text:style-name="T84">וַיֹּֽאמֶר יְיָ אֶל מֹשֶׁה לֵּאמֹר: דַּבֵּר אֶל בְּנֵי יִ</text:span><text:span text:style-name="T85">שְׂרָאֵל וְאָמַרְתָּ אֲלֵהֶם, וְעָשׂוּ לָהֶם צִיצִת עַל כַּנְפֵי בִגְדֵיהֶם לְדֹרֹתָם; וְנָתְנוּ עַל צִיצִת הַכָּנָף פְּתִיל תְּכֵֽלֶת. וְהָיָה לָכֶם לְצִיצִת, וּרְאִיתֶם אֹתוֹ, וּזְכַרְתֶּם אֶת כׇּל־מִצְוֺת יְיָ, וַעֲשִׂיתֶם אֹתָם; וְלֹא תָתֽוּרוּ אַחֲרֵי</text:span><text:span text:style-name="T86"><text:s/>לְבַבְכֶם וְאַחֲרֵי עֵינֵיכֶם, אֲשֶׁר אַתֶּם זֹנִים אַחֲרֵיהֶם. לְמַֽעַן תִּזְכְּרוּ וַעֲשִׂיתֶם אֶת כׇּל־מִצְוֺתָי; וִהְיִיתֶם קְדֹשִׁים לֵאלֹהֵיכֶם. אֲנִי יְיָ אֱלֹהֵיכֶם, אֲשֶׁר הוֹצֵֽאתִי אֶתְכֶם מֵאֶֽרֶץ מִצְרַֽיִם לִהְיוֹת לָכֶם לֵאלֹהִים; אֲנִי <text:s/>יְ</text:span><text:span text:style-name="T87">יָ אֱלֹהֵיכֶם</text:span></text:p>
      <text:p text:style-name="P88"><text:span text:style-name="T89"><text:s/>אֱמֶת וְיַצִּיב, וְנָכוֹן וְקַיָּם, וְיָשָׁר וְנֶאֱמָן, וְאָהוּב וְחָבִיב, וְנֶחְמָד וְנָעִים, וְנוֹרָא וְאַדִּיר, וּמְתֻקָּן וּמְקֻבָּל, וְטוֹב וְיָפֶה הַדָּבָר הַזֶּה עָלֵֽינוּ לְעוֹלָם וָעֶד. אֱמֶת, אֱלֹהֵי עוֹלָם מַלְכֵּֽנוּ, צוּר יַעֲקֹ</text:span><text:span text:style-name="T90">ב מָגֵן יִשְׁעֵֽנוּ. לְדֹר וָדֹר הוּא קַיָּם, וּשְׁמוֹ קַיָּם, וְכִסְאוֹ נָכוֹן, וּמַלְכוּתוֹ וֶאֱמוּנָתוֹ לָעַד קַיָּֽמֶת. וּדְבָרָיו חָיִים וְקַיָּמִים, נֶאֱמָנִים וְנֶחֱמָדִים, לָעַד וּלְעוֹלְמֵי עוֹלָמִים, עַל אֲבוֹתֵֽינוּ וְעָלֵֽינוּ, עַל בָּנֵֽינוּ ו</text:span><text:span text:style-name="T91">ְעַל דּוֹרוֹתֵֽינוּ, וְעַל כָּל־דּוֹרוֹת זֶֽרַע יִשְׂרָאֵל עֲבָדֶֽיךָ. עַל הָרִאשׁוֹנִים וְעַל הָאַחֲרוֹנִים דָּבָר טוֹב וְקַיָּם לְעוֹלָם וָעֶד, אֱמֶת וֶאֱמוּנָה, חֹק וְלֹא יַעֲבֹר. אֱמֶת, שָׁאַתָּה הוּא יְיָ אֱלֹהֵֽינוּ וֵאלֹהֵי אֲבוֹתֵֽינוּ, מַלְכֵּֽנוּ</text:span><text:span text:style-name="T92"><text:s/>מֶֽלֶךְ אֲבוֹתֵֽינוּ, גֹּאֲלֵֽנוּ גֹּאֵל אֲבוֹתֵֽינוּ, יוֹצְרֵֽנוּ צוּר יְשׁוּעָתֵֽנוּ, פּוֹדֵֽנוּ וּמַצִּילֵֽנוּ; מֵעוֹלָם שְׁמֶֽךָ, אֵין אֱלֹהִים זוּלָתֶֽךָ.</text:span></text:p>
      <text:p text:style-name="P93"><text:span text:style-name="T94">עֶזְרַת אֲבוֹתֵֽינוּ אַתָּה הוּא מֵעוֹלָם, מָגֵן וּמוֹשִֽׁיעַ לִבְנֵיהֶם אַחֲרֵיהֶם בְּכָל דּוֹ</text:span><text:span text:style-name="T95">ר וָדוֹר. בְּרוּם עוֹלָם מוֹשָׁבֶֽךָ, וּמִשְׁפָּטֶֽיךָ וְצִדְקָתְךָ עַד אַפְסֵי אָֽרֶץ. אַשְׁרֵי אִישׁ שֶׁיִּשְׁמַע לְמִצְוֺתֶֽיךָ, וְתוֹרָתְךָ וּדְבָרְךָ יָשִׂים עַל לִבּוֹ. אֱמֶת, אַתָּה הוּא אָדוֹן לְעַמֶּֽךָ, וּמֶֽלֶךְ גִּבּוֹר לָרִיב רִיבָם. אֱמֶת, אַ</text:span><text:span text:style-name="T96">תָּה הוּא רִאשׁוֹן וְאַתָּה הוּא אַחֲרוֹן, וּמִבַּלְעָדֶֽיךָ אֵין לָֽנוּ מֶֽלֶךְ גּוֹאֵל וּמוֹשִֽׁיעַ. מִמִּצְרַֽיִם גְּאַלְתָּֽנוּ, יְיָ אֱלֹהֵֽינוּ, וּמִבֵּית עֲבָדִים פְּדִיתָֽנוּ. כָּל־בְּכוֹרֵיהֶם הָרָֽגְתָּ, וּבְכוֹרְךָ גָּאָֽלְתָּ, וְיַם סוּף בָּקַֽ</text:span><text:span text:style-name="T97">עְתָּ, וְזֵדִים טִבַּֽעְתָּ, וִידִידִים הֶעֱבַֽרְתָּ; וַיְכַסּוּ מַֽיִם צָרֵיהֶם, אֶחָד מֵהֶם לֹא נוֹתָר. עַל זֹאת שִׁבְּחוּ אֲהוּבִים וְרוֹמְמוּ אֵל, וְנָתְנוּ יְדִידִים זְמִירוֹת, שִׁירוֹת וְתִשְׁבָּחוֹת, בְּרָכוֹת וְהוֹדָאוֹת לַמֶּֽלֶךְ, אֵל חַי וְקַיָּ</text:span><text:span text:style-name="T98">ם. רָם וְנִשָּׂא, גָּדוֹל וְנוֹרָא, מַשְׁפִּיל גֵּאִים וּמַגְבִּֽיהַּ שְׁפָלִים, מוֹצִיא אֲסִירִים וּפוֹדֶה עֲנָוִים, וְעוֹזֵר דַּלִּים, וְעוֹנֶה לְעַמּוֹ יִשְׂרָאֵל בְּעֵת שַׁוְּעָם אֵלָיו. תְּהִלּוֹת לְאֵל עֶלְיוֹן, בָּרוּךְ הוּא וּמְבֹרָךְ. משֶׁה וּבְנֵ</text:span><text:span text:style-name="T99">י יִשְׂרָאֵל לְךָ עָנוּ שִׁירָה בְּשִׂמְחָה רַבָּה, וְאָמְרוּ כֻלָּם:</text:span></text:p>
      <text:p text:style-name="P100"><text:span text:style-name="T101">מִי כָמֹֽכָה בָּאֵלִם, יְיָ; מִי כָּמֹֽכָה נֶאְדָּר בַּקֹּֽדֶשׁ, נוֹרָא תְהִלֹּת, עֹֽשֵׂה פֶֽלֶא. שִׁירָה חֲדָשָׁה שִׁבְּחוּ גְאוּלִים לְשִׁמְךָ עַל שְׂפַת הַיָּם; יַֽחַד כֻּלָּם הוֹדוּ<text:s/></text:span><text:span text:style-name="T102">וְהִמְלִֽיכוּ וְאָמְרוּ: יְיָ יִמְלֹךְ לְעוֹלָם וָעֶד. צוּר יִשְׂרָאֵל, קֽוּמָה בְּעֶזְרַת יִשְׂרָאֵל, וּפְדֵה כִנְאֻמֶֽךָ יְהוּדָה וְיִשְׂרָאֵל. גֹּאֲלֵֽנוּ יְיָ צְבָאוֹת שְׁמוֹ, קְדוֹשׁ יִשְׂרָאֵל. בָּרוּךְ אַתָּה, יְיָ, גָּאַל יִשְׂרָאֵל.</text:span></text:p>
      <text:p text:style-name="P103"><text:span text:style-name="T104">אֲדֹנָי, שְׂפָ</text:span><text:span text:style-name="T105">תַי תִּפְתָּח, וּפִי יַגִּיד תְּהִלָּתֶֽךָ.</text:span></text:p>
      <text:p text:style-name="P106"><text:span text:style-name="T107">בָּרוּךְ אַתָּה, יְיָ אֱלֹהֵֽינוּ וֵאלֹהֵי אֲבוֹתֵֽינוּ, אֱלֹהֵי אַבְרָהָם, אֱלֹהֵי יִצְחָק, וֵאלֹהֵי יַעֲקֹב, הָאֵל הַגָּדוֹל הַגִּבּוֹר וְהַנּוֹרָא, אֵל עֶלְיוֹן, גּוֹמֵל חֲסָדִים טוֹבִים, וְקוֹנֵה הַכֹּל, וְזו</text:span><text:span text:style-name="T108">ֹכֵר חַסְדֵי אָבוֹת, וּמֵבִיא גוֹאֵל לִבְנֵי בְנֵיהֶם לְמַֽעַן שְׁמוֹ בְּאַהֲבָה. מֶֽלֶךְ עוֹזֵר וּמוֹשִֽׁיעַ וּמָגֵן. בָּרוּךְ אַתָּה, יְיָ, מָגֵן אַבְרָהָם.</text:span></text:p>
      <text:p text:style-name="P109"><text:span text:style-name="T110">אַתָּה גִבּוֹר לְעוֹלָם, אֲדֹנָי; מְחַיֵּה מֵתִים אַתָּה, רַב לְהוֹשִֽׁיעַ. מַשִּׁיב הָרֽוּחַ<text:s/></text:span><text:span text:style-name="T111">וּמוֹרִיד הַגֶּֽשֶׁם, מְכַלְכֵּל חַיִּים בְּחֶֽסֶד, מְחַיֵּה מֵתִים בְּרַחֲמִים רַבִּים, סוֹמֵךְ נוֹפְלִים, וְרוֹפֵא חוֹלִים, וּמַתִּיר אֲסוּרִים, וּמְקַיֵּם אֱמוּנָתוֹ לִישֵׁנֵי עָפָר. מִי כָמֽוֹךָ, בַּֽעַל גְּבוּרוֹת, וּמִי דּֽוֹמֶה לָּךְ, מֶֽלֶךְ מֵמִית</text:span><text:span text:style-name="T112"><text:s/>וּמְחַיֶּה וּמַצְמִֽיחַ יְשׁוּעָה. וְנֶאֱמָן אַתָּה לְהַחֲיוֹת מֵתִים. בָּרוּךְ אַתָּה, יְיָ, מְחַיֵּה הַמֵּתִים.</text:span></text:p>
      <text:p text:style-name="P113">In the private Amidah, skip to “atah kadosh” (shacharit) or “tikanta Shabbat” (Musaf)</text:p>
      <text:p text:style-name="P114"><text:span text:style-name="T115">נְקַדֵּשׁ אֶת שִׁמְךָ בָּעוֹלָם, כְּשֵׁם שֶׁמַּקְדִּישִ</text:span><text:span text:style-name="T116">ׁים אוֹתוֹ בִּשְׁמֵי מָרוֹם, כַּכָּתוּב עַל יַד נְבִיאֶֽךָ: וְקָרָא זֶה אֶל זֶה וְאָמַר: קָדוֹשׁ, קָדוֹשׁ, קָדוֹשׁ יְיָ צְבָאוֹת; מְלֹא כׇל־הָאָֽרֶץ כְּבוֹדוֹ.</text:span></text:p>
      <text:p text:style-name="P117"><text:span text:style-name="T118">אָז בְּקוֹל רַֽעַשׁ גָּדוֹל, אַדִּיר וְחָזָק, מַשְׁמִיעִים קוֹל, מִתְנַשְּׂאִים לְעֻמַּת שְׂרָפִ</text:span><text:span text:style-name="T119">ים; לְעֻמָּתָם בָּרוּךְ יֹאמֵֽרוּ– בָּרוּךְ כְּבוֹד יְיָ מִמְּקוֹמוֹ.</text:span></text:p>
      <text:p text:style-name="P120"><text:span text:style-name="T121">מִמְּקוֹמְךָ מַלְכֵּֽנוּ תוֹפִֽיעַ וְתִמְלֹךְ עָלֵֽינוּ, כִּי מְחַכִּים אֲנַֽחְנוּ לָךְ. מָתַי תִּמְלֹךְ בְּצִיּוֹן, בְּקָרוֹב בְּיָמֵֽינוּ לְעוֹלָם וָעֶד תִּשְׁכּוֹן. תִּתְגַּדַּל וְתִת</text:span><text:span text:style-name="T122">ְקַדַּשׁ בְּתוֹךְ יְרוּשָׁלַֽיִם עִירְךָ לְדוֹר וָדוֹר וּלְנֵֽצַח נְצָחִים. וְעֵינֵֽינוּ תִרְאֶֽינָה מַלְכוּתֶֽךָ, כַּדָּבָר הָאָמוּר בְּשִׁירֵי עֻזֶּֽךָ עַל יְדֵי דָוִד מְשִֽׁיחַ צִדְקֶֽךָ: יִמְלֹךְ יְיָ לְעוֹלָם, אֱלֹהַֽיִךְ צִיּוֹן לְדֹר וָדֹר; הַלְלוּ־</text:span><text:span text:style-name="T123">יָהּ.</text:span></text:p>
      <text:p text:style-name="P124"><text:span text:style-name="T125">לְדוֹר וָדוֹר נָגִיד גׇּדְלֶֽךָ, וּלְנֵֽצַח נְצָחִים קְדֻשָּׁתְךָ נַקְדִּישׁ, וְשִׁבְחֲךָ אֱלֹהֵֽינוּ מִפִּֽינוּ לֹא יָמוּשׁ לְעוֹלָם וָעֶד, כִּי אֵל מֶֽלֶךְ גָּדוֹל וְקָדוֹשׁ אָֽתָּה. בָּרוּךְ אַתָּה, יְיָ, הָאֵל הַקָּדוֹשׁ.</text:span></text:p>
      <text:p text:style-name="P126"><text:span text:style-name="T127">אַתָּה קָדוֹשׁ וְשִׁמְךָ</text:span><text:span text:style-name="T128"><text:s/>קָדוֹשׁ, וּקְדוֹשִׁים בְּכׇל יוֹם יְהַלְלֽוּךָ סֶּֽלָה. בָּרוּךְ אַתָּה, יְיָ, הָאֵל הַקָּדוֹשׁ.</text:span></text:p>
      <text:p text:style-name="P129"><text:span text:style-name="T130">יִשְׂמַח משֶׁה בְּמַתְּנַת חֶלְקוֹ, כִּי עֶֽבֶד נֶאֱמָן קָרָֽאתָ לּוֹ; כְּלִיל תִּפְאֶֽרֶת בְּרֹאשׁוֹ נָתַֽתָּ, בְּעׇמְדוֹ לְפָנֶֽיךָ עַל הַר סִינָי. וּשְׁנֵי</text:span><text:span text:style-name="T131"><text:s/>לוּחוֹת אֲבָנִים הוֹרִיד בְּיָדוֹ, וְכָתוּב בָּהֶם שְׁמִירַת שַׁבָּת, וְכֵן כָּתוּב בְּתוֹרָתֶֽךָ: וְשָׁמְרוּ בְנֵי יִשְׂרָאֵל אֶת הַשַּׁבָּת, לַעֲשׂוֹת אֶת הַשַּׁבָּת לְדֹרֹתָם בְּרִית עוֹלָם׃ בֵּינִי וּבֵין בְּנֵי יִשְׂרָאֵל אוֹת הִוא לְעֹלָם, כִּי שֵֽׁ</text:span><text:span text:style-name="T132">שֶׁת יָמִים עָשָׂה יְיָ אֶת הַשָּׁמַֽיִם וְאֶת הָאָֽרֶץ, וּבַיּוֹם הַשְּׁבִיעִי שָׁבַת וַיִּנָּפַשׁ.</text:span></text:p>
      <text:p text:style-name="P133"><text:span text:style-name="T134">וְלֹא נְתַתּוֹ, יְיָ אֱלֹהֵֽינוּ, לְגוֹיֵי הָאֲרָצוֹת; וְלֹא הִנְחַלְתּוֹ, מַלְכֵּֽנוּ, לְעוֹבְדֵי פְסִילִים; וְגַם בִּמְנוּחָתוֹ לֹא יִשְׁכְּנוּ עֲרֵלִים;</text:span><text:span text:style-name="T135"><text:s/>כִּי לְיִשְׂרָאֵל עַמְּךָ נְתַתּוֹ בְּאַהֲבָה, לְזֶֽרַע יַעֲקֹב אֲשֶׁר בָּם בָּחָֽרְתָּ. עַם מְקַדְּשֵׁי שְׁבִיעִי, כֻּלָּם יִשְׂבְּעוּ וְיִתְעַנְּגוּ מִטּוּבֶֽךָ, וְהַשְּׁבִיעִי רָצִֽיתָ בּוֹ וְקִדַּשְׁתּוֹ, חֶמְדַּת יָמִים אוֹתוֹ קָרָֽאתָ, זֵֽכֶר לְמַעֲ</text:span><text:span text:style-name="T136">שֵׂה בְרֵאשִׁית.</text:span></text:p>
      <text:p text:style-name="P137"><text:span text:style-name="T138">אֱלֹהֵֽינוּ וֵאלֹהֵי אֲבוֹתֵֽינוּ, רְצֵה בִמְנוּחָתֵֽנוּ. קַדְּשֵֽׁנוּ בְּמִצְוֺתֶֽיךָ, וְתֵן חֶלְקֵֽנוּ בְּתוֹרָתֶֽךָ; שַׂבְּעֵֽנוּ מִטּוּבֶֽךָ, וְשַׂמְּחֵֽנוּ בִּישׁוּעָתֶֽךָ; וְטַהֵר לִבֵּֽנוּ לְעׇבְדְּךָ בֶּאֱמֶת; וְהַנְחִילֵֽנוּ, יְיָ</text:span><text:span text:style-name="T139"><text:s/>אֱלֹהֵֽינוּ, בְּאַהֲבָה וּבְרָצוֹן שַׁבַּת קׇדְשֶֽׁךָ, וְיָנֽוּחוּ בָהּ יִשְׂרָאֵל מְקַדְּשֵׁי שְׁמֶֽךָ. בָּרוּךְ אַתָּה, יְיָ, מְקַדֵּשׁ הַשַּׁבָּת.</text:span></text:p>
      <text:p text:style-name="P140"><text:span text:style-name="T141">רְצֵה, יְיָ אֱלֹהֵֽינוּ, בְּעַמְּךָ יִשְׂרָאֵל וּבִתְפִלָּתָם; וְהָשֵׁב אֶת הָעֲבוֹדָה לִדְבִיר בֵּיתֶֽךָ</text:span><text:span text:style-name="T142">, וְאִשֵּׁי יִשְׂרָאֵל וּתְפִלָּתָם בְּאַהֲבָה תְקַבֵּל בְּרָצוֹן, וּתְהִי לְרָצוֹן תָּמִיד עֲבוֹדַת יִשְׂרָאֵל עַמֶּֽךָ. וְתֶחֱזֶֽינָה עֵינֵֽינוּ בְּשׁוּבְךָ לְצִיּוֹן בְּרַחֲמִים. בָּרוּךְ אַתָּה, יְיָ, הַמַּחֲזִיר שְׁכִינָתוֹ לְצִיּוֹן.</text:span></text:p>
      <text:p text:style-name="P143"><text:span text:style-name="T144">מוֹדִים אֲנַֽחְנ</text:span><text:span text:style-name="T145">וּ לָךְ, שָׁאַתָּה הוּא יְיָ אֱלֹהֵֽינוּ וֵאלֹהֵי אֲבוֹתֵֽינוּ לְעוֹלָם וָעֶד. צוּר חַיֵּֽינוּ, מָגֵן יִשְׁעֵֽנוּ אַתָּה הוּא. לְדוֹר וָדוֹר נוֹדֶה לְךָ, וּנְסַפֵּר תְּהִלָּתֶֽךָ, עַל חַיֵּֽינוּ הַמְּסוּרִים בְּיָדֶֽךָ, וְעַל נִשְׁמוֹתֵֽינוּ הַפְּקוּדוֹת ל</text:span><text:span text:style-name="T146">ָךְ, וְעַל נִסֶּֽיךָ שֶׁבְּכׇל יוֹם עִמָּֽנוּ, וְעַל נִפְלְאוֹתֶֽיךָ וְטוֹבוֹתֶֽיךָ שֶׁבְּכׇל עֵת, עֶֽרֶב וָבֹֽקֶר וְצׇהֳרָֽיִם. הַטּוֹב כִּי לֹא כָלוּ רַחֲמֶֽיךָ, וְהַמְרַחֵם כִּי לֹא תַֽמּוּ חֲסָדֶֽיךָ, כִּי מֵעוֹלָם קִוִּֽינוּ לָךְ.</text:span></text:p>
      <text:p text:style-name="P147">During the<text:s/>repetition of the Amidah, the congregation recites during “Modim”:</text:p>
      <text:p text:style-name="P148"><text:span text:style-name="T149">(מוֹדִים אֲנַֽחְנוּ לָךְ, שָׁאַתָּה הוּא יְיָ אֱלֹהֵֽינוּ וֵאלֹהֵי אֲבוֹתֵֽינוּ. אֱלֹהֵי כׇל־בָּשָׂר, יוֹצְרֵֽנוּ, יוֹצֵר בְּרֵאשִׁית, בְּרָכוֹת וְהוֹדָאוֹת לְשִׁמְךָ הַגָּדוֹל וְהַקָּדוֹשׁ</text:span><text:span text:style-name="T150"><text:s/>עַל שֶׁהֶחֱיִיתָֽנוּ וְקִיַּמְתָּֽנוּ. כֵּן תְּחַיֵּֽנוּ וּתְקַיְּמֵֽנוּ,וְתֶאֱסוֹף גָּלֻיּוֹתֵֽינוּ לְחַצְרוֹת קׇדְשֶֽׁךָ לִשְׁמֹר חֻקֶּֽיךָ וְלַעֲשׂוֹת רְצוֹנֶֽךָ, וּלְעׇבְדְּךָ בְּלֵבָב שָׁלֵם, עַל שֶׁאֲנַֽחְנוּ מוֹדִים לָךְ. בָּרוּךְ אֵל הַהוֹדָאוֹת.)</text:span></text:p>
      <text:p text:style-name="P151"><text:span text:style-name="T152">וְעַל כֻּלָּם יִתְבָּרַךְ וְיִתְרוֹמַם שִׁמְךָ, מַלְכֵּֽנוּ, תָּמִיד לְעוֹלָם וָעֶד. וְכׇל־הַחַיִּים יוֹדֽוּךָ סֶּֽלָה, וִיהַלְלוּ אֶת שִׁמְךָ בֶּאֱמֶת, הָאֵל, יְשׁוּעָתֵֽנוּ וְעֶזְרָתֵֽנוּ סֶֽלָה. בָּרוּךְ אַתָּה, יְיָ, הַטּוֹב שִׁמְךָ, וּלְךָ נָאֶה לְהו</text:span><text:span text:style-name="T153">ֹדוֹת.</text:span></text:p>
      <text:p text:style-name="P154"><text:span text:style-name="T155">שִׂים שָׁלוֹם, טוֹבָה וּבְרָכָה, חַיִים חֵן וָחֶֽסֶד וְרַחֲמִים, עָלֵֽינוּ וְעַל כׇּל־יִשְׂרָאֵל עַמֶּֽךָ. בָּרְכֵֽנוּ אָבִֽינוּ, כֻּלָּֽנוּ כְּאֶחָד, בְּאוֹר פָּנֶֽיךָ; כִּי בְאוֹר פָּנֶֽיךָ נָתַֽתָּ לָּֽנוּ, יְיָ אֱלֹהֵֽינוּ, תּוֹרַת חַיִּים וְאַה</text:span><text:span text:style-name="T156">ֲבַת חֶֽסֶד, וּצְדָקָה וּבְרָכָה וְרַחֲמִים, וְחַיִּים וְשָׁלוֹם. וְטוֹב בְּעֵינֶֽיךָ לְבָרֵךְ אֶת עַמְּךָ יִשְׂרָאֵל, בְּכׇל עֵת וּבְכׇל שָׁעָה בִּשְׁלוֹמֶֽךָ. בָּרוּךְ אַתָּה, יְיָ, הַמְבָרֵךְ אֶת עַמּוֹ יִשְׂרָאֵל בַּשָּׁלוֹם.</text:span></text:p>
      <text:p text:style-name="P157"><text:span text:style-name="T158">אֱלֹהַי, נְצוֹר לְשׁוֹנִי<text:s/></text:span><text:span text:style-name="T159">מֵרָע, וּשְׂפָתַי מִדַּבֵּר מִרְמָה, וְלִמְקַלְלַי נַפְשִׁי תִדּוֹם, וְנַפְשִׁי כֶּעָפָר לַכֹּל תִּהְיֶה. פְּתַח לִבִּי בְּתוֹרָתֶֽךָ, וּבְמִצְוֺתֶֽיךָ תִּרְדּוֹף נַפְשִׁי; וְכֹל הַחוֹשְׁבִים עָלַי רָעָה, מְהֵרָה הָפֵר עֲצָתָם וְקַלְקֵל מַחֲשַׁבְתָּם. עֲשֵ</text:span><text:span text:style-name="T160">ׂה לְמַֽעַן שְׁמֶֽךָ, עֲשֵׂה לְמַֽעַן יְמִינֶֽךָ, עֲשֵׂה לְמַֽעַן קְדֻשָּׁתֶֽךָ, עֲשֵׂה לְמַֽעַן תּוֹרָתֶֽךָ. לְמַֽעַן יֵחָלְצוּן יְדִידֶֽיךָ, הוֹשִֽׁיעָה יְמִינְךָ וַעֲנֵֽנִי. יִהְיוּ לְרָצוֹן אִמְרֵי פִי וְהֶגְיוֹן לִבִּי לְפָנֶֽיךָ, יְיָ, צוּרִי וְגֹאֲל</text:span><text:span text:style-name="T161">ִי. עֹשֶׂה שָׁלוֹם בִּמְרוֹמָיו, הוּא יַעֲשֶׂה שָׁלוֹם עָלֵֽינוּ וְעַל כׇּל־יִשְׂרָאֵל, וְאִמְרוּ אָמֵן. יְהִי רָצוֹן מִלְּפָנֶֽיךָ, יְיָ אֱלֹהֵֽינוּ וֵאלֹהֵי אֲבוֹתֵֽינוּ, שֶׁיִּבָּנֶה בֵּית הַמִּקְדָּשׁ בִּמְהֵרָה בְיָמֵֽינוּ, וְתֵן חֶלְקֵֽנוּ בְּתוֹרָתֶ</text:span><text:span text:style-name="T162">ֽךָ. וְשָׁם נַעֲבׇדְךָ בְּיִרְאָה, כִּימֵי עוֹלָם וּכְשָׁנִים קַדְמוֹנִיּוֹת. וְעָרְבָה<text:s/></text:span><text:soft-page-break/><text:span text:style-name="T163">לַייָ מִנְחַת יְהוּדָה וִירוּשָׁלָֽיִם, כִּימֵי עוֹלָם וּכְשָׁנִים קַדְמוֹנִיּוֹת.<text:s/></text:span><text:span text:style-name="T164">The shatz says kaddish shalem. <text:s/>After Musaf skip down to with Ein Keloheinu</text:span><text:span text:style-name="T165">.</text:span></text:p>
      <text:p text:style-name="P166"><text:span text:style-name="T167">הַיּוֹם<text:s/></text:span><text:span text:style-name="T168">יוֹם שַׁבַּת קֹֽדֶשׁ, שֶׁבּוֹ הָיוּ הַלְוִיִּם אוֹמְרִים בְּבֵית הַמִּקְדָּשׁ: מִזְמוֹר שִׁיר לְיוֹם הַשַּׁבָּת. טוֹב לְהֹדוֹת לַייָ, וּלְזַמֵּר לְשִׁמְךָ עֶלְיוֹן. לְהַגִּיד בַּבֹּֽקֶר חַסְדֶּֽךָ, וֶאֱמוּנָתְךָ בַּלֵּילוֹת. עֲלֵי עָשׂוֹר וַעֲלֵי נָֽבֶל, ע</text:span><text:span text:style-name="T169">ֲלֵי הִגָּיוֹן בְּכִנּוֹר. כִּי שִׂמַּחְתַּנִי יְיָ בְּפׇעֳלֶֽךָ; בְּמַעֲשֵׂי יָדֶֽיךָ אֲרַנֵּן. מַה גָּדְלוּ מַעֲשֶֽׂיךָ, יְיָ; מְאֹד עָמְקוּ מַחְשְׁבֹתֶֽיךָ. אִישׁ בַּֽעַר לֹא יֵדָע, וּכְסִיל לֹא יָבִין אֶת זֹאת. בִּפְרֹֽחַ רְשָׁעִים כְּמוֹ עֵֽשֶׂב, וַיָ</text:span><text:span text:style-name="T170">ּצִֽיצוּ כׇּל־פֹּֽעֲלֵי אָֽוֶן, לְהִשָּׁמְדָם עֲדֵי עַד. וְאַתָּה מָרוֹם לְעֹלָם, יְיָ. כִּי הִנֵּה אֹיְבֶֽיךָ, יְיָ, כִּי הִנֵּה אֹיְבֶֽיךָ יֹאבֵדוּ, יִתְפָּרְדוּ כׇּל־פֹּֽעֲלֵי אָֽוֶן. וַתָּֽרֶם כִּרְאֵים קַרְנִי; בַּלֹּֽתִי בְּשֶֽׁמֶן רַעֲנָן. וַתַּבֵּט</text:span><text:span text:style-name="T171"><text:s/></text:span><text:bookmark-start text:name="421"/><text:bookmark-end text:name="421"/><text:span text:style-name="T172">עֵינִי בְּשׁוּרָי, בַּקָּמִים עָלַי מְרֵעִים תִּשְׁמַֽעְנָה אׇזְנָי. צַדִּיק כַּתָּמָר יִפְרָח, כְּאֶֽרֶז בַּלְּבָנוֹן יִשְׂגֶּה. שְׁתוּלִים בְּבֵית יְיָ, בְּחַצְרוֹת אֱלֹהֵֽינוּ יַפְרִֽיחוּ עוֹד יְנוּבוּן בְּשֵׂיבָה, דְּשֵׁנִים וְרַעֲנַנִּים יִהְיוּ. לְה</text:span><text:span text:style-name="T173">ַגִּיד כִּי יָשָׁר יְיָ; צוּרִי, וְלֹא עַוְלָֽתָה בּוֹ.</text:span></text:p>
      <text:p text:style-name="P174"><text:span text:style-name="T175">אֵין כָּמֽוֹךָ בָאֱלֹהִים, אֲדֹנָי, וְאֵין כְּמַעֲשֶֽׂיךָ. מַלְכוּתְךָ מַלְכוּת כׇּל־עֹלָמִים, וּמֶמְשַׁלְתְּךָ בְּכׇל דּוֹר וָדֹר. יְיָ מֶֽלֶךְ, יְיָ מָלָךְ, יְיָ יִמְלֹךְ לְעֹלָם וָעֶד. יְיָ עֹז לְע</text:span><text:span text:style-name="T176">ַמּוֹ יִתֵּן, יְיָ יְבָרֵךְ אֶת עַמּוֹ בַשָּׁלוֹם.<text:s/></text:span><text:bookmark-start text:name="363"/><text:bookmark-end text:name="363"/><text:span text:style-name="T177">אָב הָרַחֲמִים, הֵיטִֽיבָה בִרְצוֹנְךָ אֶת צִיּוֹן, תִּבְנֶה חוֹמוֹת יְרוּשָׁלָֽיִם. כִּי בְךָ לְבַד בָּטָֽחְנוּ, מֶֽלֶךְ אֵל רָם וְנִשָּׂא, אֲדוֹן עוֹלָמִים. וַיְהִי בִּנְסֹֽעַ הָאָרֹן וְיֹֽאמֶר משֶׁה: קו</text:span><text:span text:style-name="T178">ּמָה יְיָ, וְיָפֻֽצוּ אֹיְבֶֽיךָ, וְיָנֻֽסוּ מְשַׂנְאֶֽיךָ מִפָּנֶֽיךָ. כִּי מִצִּיּוֹן תֵּצֵא תוֹרָה, וּדְבַר יְיָ מִירוּשָׁלָֽיִם. בָּרוּךְ שֶׁנָּתַן תּוֹרָה לְעַמּוֹ יִשְׂרָאֵל בִּקְדֻשָּׁתוֹ.</text:span></text:p>
      <text:p text:style-name="P179"><text:span text:style-name="T180">בְּרִיךְ שְׁמֵהּ דְּמָרֵא עָלְמָא, בְּרִיךְ כִּתְרָךְ וְאַתְ</text:span><text:span text:style-name="T181">רָךְ. יְהֵא רְעוּתָךְ עִם עַמָּךְ יִשְׂרָאֵל לְעָלָם, וּפֻרְקַן יְמִינָךְ אַחֲזִי לְעַמָּךְ בְּבֵית מִקְדְּשָׁךְ; וּלְאַמְטוּיֵא לָֽנָא מִטּוּב נְהוֹרָךְ, וּלְקַבֵּל צְלוֹתָֽנָא בְּרַחֲמִין. יְהֵא רַעֲוָא קֳדָמָךְ, דְּתוֹרִיךְ לָן חַיִּין בְּטִיבוּתָא. וְל</text:span><text:span text:style-name="T182">ֶהֱוֵא אֲנָא פְקִידָא בְּגוֹ צַדִּיקַיָּא, לְמִרְחַם עָלַי וּלְמִנְטַר יָתִי וְיַת כׇּל־דִּי לִי, וְדִי לְעַמָּךְ יִשְׂרָאֵל. אַנְתְּ הוּא זָן לְכֹֽלָּא וּמְפַרְנֵס לְכֹֽלָּא; אַנְתְּ הוּא שַׁלִּיט עַל כֹּֽלָּא; אַנְתְּ הוּא דְּשַׁלִּיט עַל מַלְכַיָּא, וּמ</text:span><text:span text:style-name="T183">ַלְכוּתָא דִּילָךְ הִיא. אֲנָא עַבְדָּא דְקֻדְשָׁא בְּרִיךְ הוּא, דְּסָגִֽדְנָא קַמֵּהּ וּמִקַּמָּא דִּיקַר אוֹרַיְתֵהּ בְּכׇל עִדָּן וְעִדָּן. לָא עַל אֱנָשׁ רָחִֽצְנָא, וְלָא עַל בַּר אֱלָהִין סָמִֽכְנָא, אֶלָּא בֶּאֱלָהָא דִשְׁמַיָּא, דְּהוּא אֱלָהָא קְ</text:span><text:span text:style-name="T184">שׁוֹט, וְאוֹרַיְתֵהּ קְשׁוֹט, וּנְבִיאֽוֹהִי קְשׁוֹט, וּמַסְגֵּא לְמֶעְבַּד טַבְוָן וּקְשׁוֹט. בֵּהּ אֲנָא רָחֵץ, וְלִשְׁמֵהּ קַדִּישָׁא יַקִּירָא אֲנָא אָמֵר תֻּשְׁבְּחָן. יְהֵא רַעֲוָא קֳדָמָךְ, דְּתִפְתַּח לִבָּאִי בְּאוֹרַיְתָא, וְתַשְׁלֵם מִשְׁאֲלִין<text:s/></text:span><text:span text:style-name="T185">דְּלִבָּאִי וְלִבָּא דְכׇל עַמָּךְ יִשְׂרָאֵל, לְטָב וּלְחַיִּין וְלִשְׁלָם.</text:span></text:p>
      <text:p text:style-name="P186"><text:span text:style-name="T187">שְׁמַע יִשְׂרָאֵל, יְיָ אֱלֹהֵינוּ, יְיָ אֶחָד. אֶחָד אֱלֹהֵֽינוּ, גָּדוֹל אֲדוֹנֵֽינוּ, קָדוֹשׁ שְׁמוֹ. גַּדְּלוּ לַייָ אִתִּי, וּנְרוֹמְמָה שְׁמוֹ יַחְדָּו: לְךָ יְיָ הַגְּדֻלָּ</text:span><text:span text:style-name="T188">ה וְהַגְּבוּרָה, וְהַתִּפְאֶֽרֶת וְהַנֵּֽצַח וְהַהוֹד, כִּי כֹל בַּשָּׁמַֽיִם וּבָאָֽרֶץ; לְךָ, יְיָ, הַמַּמְלָכָה וְהַמִּתְנַשֵּׂא לְכֹל לְרֹאשׁ.<text:s/></text:span><text:bookmark-start text:name="367"/><text:bookmark-end text:name="367"/><text:span text:style-name="T189">רוֹמְמוּ יְיָ אֱלֺהֵֽינוּ, וְהִשְׁתַּחֲווּ לַהֲדֹם רַגְלָיו, קָדוֹשׁ הוּא. רוֹמְמוּ יְיָ אֱלֺהֵֽינוּ, וְהִשְׁ</text:span><text:span text:style-name="T190">תַּחֲווּ לְהַר קׇדְשׁוֹ, כִּי קָדוֹשׁ יְיָ אֱלֺהֵֽינוּ.</text:span></text:p>
      <text:p text:style-name="P191"><text:span text:style-name="T192">(יְהִי רָצוֹן מִלְּפָנֶֽיךָ, יְיָ אֱלֹהֵֽינוּ וֵאלֹהֵי אֲבוֹתֵֽינוּ, שֶׁתְּחַדֵּשׁ עָלֵֽינוּ אֶת הַחֹֽדֶשׁ הַזֶּה לְטוֹבָה וְלִבְרָכָה; וְתִתֶּן־לָֽנוּ חַיִּים אֲרֻכִּים, חַיִּים שֶׁל שָׁלוֹם, חַיִּים</text:span><text:span text:style-name="T193"><text:s/>שֶׁל טוֹבָה, חַיִּים שֶׁל בְּרָכָה, חַיִּים שֶׁל פַּרְנָסָה, חַיִּים שֶׁל חִלּוּץ עֲצָמוֹת, חַיִּים שֶׁיֵּשׁ בָּהֶם יִרְאַת שָׁמַֽיִם וְיִרְאַת חֵטְא, חַיִּים שֶׁאֵין בָּהֶם בּוּשָׁה וּכְלִמָּה, חַיִּים שֶׁל עֹֽשֶׁר וְכָבוֹד, חַיִּים שֶׁתְּהִי בָֽנוּ אַהֲ</text:span><text:span text:style-name="T194">בַת תּוֹרָה וְיִרְאַת שָׁמַֽיִם, חַיִּים שֶׁיִּמָּלְאוּ מִשְׁאֲלוֹת לִבֵּֽנוּ לְטוֹבָה, אָמֵן סֶֽלָה.</text:span></text:p>
      <text:p text:style-name="P195"><text:span text:style-name="T196">מִי שֶׁעָשָׂה נִסִּים לַאֲבוֹתֵֽינוּ וְגָאַל אוֹתָם מֵעַבְדוּת לְחֵרוּת, הוּא יִגְאַל אוֹתָֽנוּ בְּקָרוֹב, וִיקַבֵּץ נִדָּחֵֽינוּ מֵאַרְבַּע כַּנְפוֹת הָא</text:span><text:span text:style-name="T197">ָֽרֶץ, חֲבֵרִים כׇּל־יִשְׂרָאֵל, וְנֹאמַר אָמֵן. רֹאשׁ חֹֽדֶשׁ (פלוני) יִהְיֶה בְּיוֹם (פלוני) הַבָּא עָלֵֽינוּ וְעַל כׇּל־יִשְׂרָאֵל לְטוֹבָה. יְחַדְּשֵֽׁהוּ הַקָּדוֹשׁ בָּרוּךְ הוּא עָלֵֽינוּ וְעַל כׇּל־עַמּוֹ, בֵּית יִשְׂרָאֵל, לְחַיִּים וּלְשָׁלוֹם, לְ</text:span><text:span text:style-name="T198">שָׂשׂוֹן וּלְשִׂמְחָה, לִישׁוּעָה וּלְנֶחָמָה, וְנֹאמַר אָמֵן.)</text:span></text:p>
      <text:p text:style-name="P199"><text:span text:style-name="T200">יְקוּם פֻּרְקָן מִן שְׁמַיָּא, חִנָּא וְחִסְדָּא וְרַחֲמֵי, וְחַיֵּי אֲרִיכֵי וּמְזוֹנֵי רְוִיחֵי וְסַיַּעְתָּא דִשְׁמַיָּא, וּבַרְיוּת גּוּפָא וּנְהוֹרָא מַעַלְיָא, זַרְעָא חַיָּא וְקַיָּמָא,</text:span><text:span text:style-name="T201"><text:s/>זַרְעָא דִּי לָא יִפְסֻק וְדִי לָא יִבְטֻל מִפִּתְגָּמֵי אוֹרַיְתָא, לְמָרָנָן וְרַבָּנָן, חֲבוּרָתָא קַדִּישָׁתָא דִּי בְּאַרְעָא דְיִשְׂרָאֵל וְדִי בְּבָבֶל; לְרֵישֵׁי כַלֵּי וּלְרֵישֵׁי גַלְוָתָא, וּלְרֵישֵׁי מְתִיבָתָא וּלְדַיָּנֵי דִי בָבָא; לְכׇל תַ</text:span><text:span text:style-name="T202">ּלְמִידֵיהוֹן וּלְכׇל תַּלְמִידֵי תַלְמִידֵיהוֹן, וּלְכׇל מָן דְּעָסְקִין בְּאוֹרַיְתָא. מַלְכָּא דְעָלְמָא יְבָרֵךְ יַתְהוֹן, יְפִישׁ<text:s/></text:span><text:span text:style-name="T203">חַיֵּיהוֹן וְיַסְגֵּא יוֹמֵיהוֹן וְיִתֵּן אַרְכָא לִשְׁנֵיהוֹן, וְיִתְפָּרְקוּן וְיִשְׁתֵּזְבוּן מִן כׇּל־עָקָא וּמִן כׇּ</text:span><text:span text:style-name="T204">ל־מַרְעִין בִּישִׁין. מָרָן דִּי בִשְׁמַיָּא יְהֵא בְסַעְדְּהוֹן כׇּל־זְמַן וְעִדָּן, וְנֹאמַר אָמֵן.</text:span></text:p>
      <text:p text:style-name="P205"><text:span text:style-name="T206">יְקוּם פֻּרְקָן מִן שְׁמַיָּא, חִנָּא וְחִסְדָּא וְרַחֲמֵי, וְחַיֵּי אֲרִיכֵי וּמְזוֹנֵי רְוִיחֵי וְסַיַּעְתָּא דִשְׁמַיָּא, וּבַרְיוּת גּוּפָא וּנְהוֹרָא</text:span><text:span text:style-name="T207"><text:s/>מַעַלְיָא, זַרְעָא חַיָּא וְקַיָּמָא, זַרְעָא דִּי לָא יִפְסֻק וְדִי לָא יִבְטֻל מִפִּתְגָּמֵי אוֹרַיְתָא, לְכׇל קְהָלָא קַדִּישָׁא הָדֵן, רַבְרְבַיָּא עִם זְעֵרַיָּא, טַפְלָא וּנְשַׁיָּא. מַלְכָּא דְעָלְמָא יְבָרֵךְ יַתְכוֹן, יְפִישׁ חַיֵּיכוֹן וְיַסְגֵּ</text:span><text:span text:style-name="T208">א יוֹמֵיכוֹן וְיִתֵּן אַרְכָא לִשְׁנֵיכוֹן, וְתִתְפָּרְקוּן וְתִשְׁתֵּיזְבוּן מִן<text:s/></text:span><text:bookmark-start text:name="379"/><text:bookmark-end text:name="379"/><text:span text:style-name="T209"><text:s/>כׇּל־עָקָא וּמִן כׇּל־מַרְעִין בִּישִׁין. מָרָן דִּי בִשְׁמַיָּא יְהֵא בְסַעְדְּהוֹן כׇּל־זְמַן וְעִדָּן, וְנֹאמַר אָמֵן.</text:span></text:p>
      <text:p text:style-name="P210"><text:span text:style-name="T211">מִי שֶׁבֵּרַךְ אֲבוֹתֵֽינוּ אַבְרָהָם יִצְחָק וְיַע</text:span><text:span text:style-name="T212">ֲקֹב, הוּא יְבָרֵךְ אֶת כׇּל־הַקָּהָל הַקָּדוֹשׁ הַזֶּה עִם כׇּל־קְהִלּוֹת הַקֹּֽדֶשׁ, הֵם וּנְשֵׁיהֶם וּבְנֵיהֶם וּבְנוֹתֵיהֶם וְכׇל אֲשֶׁר לָהֶם, וּמִי שֶׁמְּיַחֲדִים בָּתֵּי כְנֵסִיּוֹת לִתְפִלָּה, וּמִי שֶׁבָּאִים בְּתוֹכָם לְהִתְפַּלֵּל, וּמִי שֶׁנּוֹ</text:span><text:span text:style-name="T213">תְנִים נֵר לַמָּאוֹר, וְיַֽיִן לְקִדּוּשׁ וּלְהַבְדָּלָה, וּפַת לָאוֹרְחִים וּצְדָקָה לָעֲנִיִּים, <text:s/>וְכׇל מִי שֶׁעוֹסְקִים בְּצׇרְכֵי צִבּוּר בֶּאֱמוּנָה. הַקָּדוֹשׁ בָּרוּךְ הוּא יְשַׁלֵּם שְׂכָרָם, וְיָסִיר מֵהֶם כׇּל־מַחֲלָה, וְיִרְפָּא לְכׇל־גּוּפָם, ו</text:span><text:span text:style-name="T214">ְיִסְלַח לְכׇל־עֲוֺנָם, וְיִשְׁלַח בְּרָכָה וְהַצְלָחָה בְּכׇל־מַעֲשֵׂה יְדֵיהֶם, עִם כׇּל־יִשְׂרָאֵל אֲחֵיהֶם, וְנֹאמַר אָמֵן.</text:span></text:p>
      <text:p text:style-name="P215"><text:span text:style-name="T216">אַב הָרַחֲמִים, שׁוֹכֵן מְרוֹמִים, בְּרַחֲמָיו הָעֲצוּמִים, הוּא יִפְקֹד בְּרַחֲמִים הַחֲסִידִים וְהַיְשָׁרִים וְהַתְּמִימִים, ק</text:span><text:span text:style-name="T217">ְהִלּוֹת הַקֹּֽדֶשׁ שֶׁמָּסְרוּ נַפְשָׁם עַל קְדֻשַּׁת הַשֵּׁם, הַנֶּאֱהָבִים וְהַנְּעִימִים בְּחַיֵּיהֶם, וּבְמוֹתָם לֹא נִפְרָֽדוּ. מִנְּשָׁרִים קַֽלּוּ, וּמֵאֲרָיוֹת גָּבֵֽרוּ, לַעֲשׂוֹת רְצוֹן קוֹנָם וְחֵֽפֶץ צוּרָם. יִזְכְּרֵם אֱלֹהֵֽינוּ לְטוֹבָה עִם</text:span><text:span text:style-name="T218"><text:s/>שְׁאָר צַדִּיקֵי עוֹלָם, וְיִנְקֹם נִקְמַת דַּם עֲבָדָיו הַשָּׁפוּךְ, כַּכָּתוּב בְּתוֹרַת משֶׁה אִישׁ הָאֱלֹהִים: הַרְנִֽינוּ, גוֹיִם, עַמּוֹ, כִּי דַם עֲבָדָיו יִקּוֹם, וְנָקָם יָשִׁיב לְצָרָיו, וְכִפֶּר אַדְמָתוֹ עַמּוֹ. וְעַל יְדֵי עֲבָדֶֽיךָ הַנְּבִי</text:span><text:span text:style-name="T219">אִים כָּתוּב לֵאמֹר: וְנִקֵּֽיתִי דָּמָם, לֹא נִקֵּֽיתִי, וַייָ שֹׁכֵן בְּצִיּוֹן. וּבְכִתְבֵי הַקֹּֽדֶשׁ נֶאֱמַר: לָֽמָּה יֹאמְרוּ הַגּוֹיִם אַיֵּה אֱלֹהֵיהֶם, יִוָּדַע בַּגּוֹיִם לְעֵינֵֽינוּ נִקְמַת דַּם עֲבָדֶֽיךָ הַשָּׁפוּךְ. וְאוֹמֵר: כִּי דֹרֵשׁ דָּ</text:span><text:span text:style-name="T220">מִים אוֹתָם זָכָר, לֹא שָׁכַח צַעֲקַת עֲנָוִים. וְאוֹמֵר: יָדִין בַּגּוֹיִם, מָלֵא גְוִיּוֹת, מָֽחַץ רֹאשׁ עַל אֶֽרֶץ רַבָּה, מִנַּֽחַל בַּדֶּֽרֶךְ יִשְׁתֶּה, עַל כֵּן יָרִים רֹאשׁ.</text:span></text:p>
      <text:p text:style-name="P221"><text:span text:style-name="T222">אַשְׁרֵי יוֹשְׁבֵי בֵיתֶֽךָ; עוֹד יְהַלְלֽוּךָ סֶּֽלָה׃ אַשְׁרֵי הָעָם<text:s/></text:span><text:span text:style-name="T223">שֶׁכָּֽכָה לּוֹ; אַשְׁרֵי הָעָם שֱׁיְיָ אֱלֹהָיו׃ תְּהִלָּה לְדָוִד׃ אֲרוֹמִמְךָ, אֱלוֹהַי הַמֶּלֶךְ, וַאֲבָרְכָה שִׁמְךָ לְעוֹלָם וָעֶד. בְּכׇל יוֹם אֲבָרְכֶךָּ, וַאֲהַלְלָה שִׁמְךָ לְעוֹלָם וָעֶד. גָּדוֹל יְיָ וּמְהֻלָּל מְאֹד, וְלִגְדֻלָּתוֹ אֵין חֵֽקֶר</text:span><text:span text:style-name="T224">. דּוֹר לְדוֹר יְשַׁבַּח מַעֲשֶֽׂיךָ, וּגְבוּרֹתֶֽיךָ יַגִּֽידוּ. הֲדַר כְּבוֹד הוֹדֶֽךָ, וְדִבְרֵי נִפְלְאֹתֶֽיךָ אָשִֽׂיחָה. וֶעֱזוּז נוֹרְאֹתֶֽיךָ יֹאמֵֽרוּ, וּגְדֻלָּתְךָ אֲסַפְּרֶֽנָּה. זֵֽכֶר רַב טוּבְךָ יַבִּֽיעוּ, וְצִדְקָתְךָ יְרַנֵּֽנוּ.</text:span><text:span text:style-name="T225"><text:line-break/></text:span><text:span text:style-name="T226">חַנּוּן<text:s/></text:span><text:span text:style-name="T227">וְרַחוּם יְיָ, אֶֽרֶךְ אַפַּֽיִם וּֽגְדׇל חָֽסֶד. טוֹב יְיָ לַכֹּל, וְרַחֲמָיו עַל כׇּל מַעֲשָֽיו. יוֹדֽוּךָ יְיָ כׇּל מַעֲשֶֽׂיךָ וַחֲסִידֶֽיךָ יְבָרְכֽוּכָה. כְּבוֹד מַלְכוּתְךָ יֹאמֵֽרוּ, וּגְבוּרָתְךָ יְדַבֵּֽרוּ. לְהוֹדִֽיעַ לִבְנֵי הָאָדָם גְּבוּרֹתָ</text:span><text:span text:style-name="T228">יו, וּכְבוֹד הֲדַר מַלְכוּתוֹ.</text:span><text:span text:style-name="T229"><text:line-break/></text:span><text:span text:style-name="T230">מַלְכוּתְךָ מַלְכוּת כׇּל עֹלָמִים, וּמֶמְשַׁלְתְּךָ בְּכׇל דּוֹר וָדֹֽר. סוֹמֵךְ יְיָ לְכׇל הַנֹּפְלִים, וְזוֹקֵף לְכׇל הַכְּפוּפִים</text:span><text:span text:style-name="T231"><text:line-break/></text:span><text:span text:style-name="T232">עֵינֵי כֹל אֵלֶֽיךָ יְשַׂבֵּרוּ, וְאַתָּה נוֹתֵן לָהֶם אֶת אׇכְלָם בְּעִתּוֹ. <text:s/>פּוֹתֵֽחַ אֶ</text:span><text:span text:style-name="T233">ת יָדֶֽךָ, וּמַשְׂבִּֽיעַ לְכׇל חַי רָצוֹן. צַדִּיק יְיָ בְּכׇל דְּרָכָיו, וְחָסִיד בְּכׇל מַעֲשָׂיו. קָרוֹב יְיָ לְכׇל קֹרְאָיו, לְכֹל אֲשֶׁר יִקְרָאֻֽהוּ בֶאֱמֶת. רְצוֹן יְרֵאָיו יַעֲשֶׂה, וְאֶת שַׁוְעָתָם יִשְׁמַע וְיוֹשִׁיעֵם. שׁוֹמֵר יְיָ אֶת כׇּל אֹה</text:span><text:span text:style-name="T234">ֲבָיו, וְאֵת כׇּל הָרְשָׁעִים יַשְׁמִיד. תְּהִלַּת יְיָ יְדַֽבֶּר פִּי; וִיבָרֵךְ כׇּל בָּשָׂר שֵׁם קׇדְשׁוֹ לְעוֹלָם וָעֶד. וַאֲנַֽחְנוּ נְבָרֵךְ יָהּ, מֵעַתָּה וְעַד עוֹלָם; הַלְלוּ־יָהּ.</text:span></text:p>
      <text:p text:style-name="P235"><text:span text:style-name="T236">יְהַלְלוּ אֶת שֵׁם יְיָ, כִּי נִשְׂגָּב שְׁמוֹ לְבַדּוֹ–הוֹדוֹ עַ</text:span><text:span text:style-name="T237">ל אֶֽרֶץ וְשָׁמָֽיִם. וַיָּֽרֶם קֶֽרֶן לְעַמּוֹ, תְּהִלָּה לְכׇל חֲסִידָיו, לִבְנֵי יִשְׂרָאֵל עַם קְרֹבוֹ; הַלְלוּ־יָהּ.</text:span></text:p>
      <text:p text:style-name="P238"><text:span text:style-name="T239">מִזְמוֹר לְדָוִד. הָבוּ לַייָ, בְּנֵי אֵלִים, הָבוּ לַייָ כָּבוֹד וָעֹז; הָבוּ לַייָ כְּבוֹד שְׁמוֹ, הִשְׁתַּחֲווּ לַייָ בְּהַדְרַת קֹ</text:span><text:span text:style-name="T240">ֽדֶשׁ. קוֹל יְיָ עַל הַמָּֽיִם, אֵל הַכָּבוֹד הִרְעִים, יְיָ עַל מַֽיִם רַבִּים. קוֹל יְיָ בַּכֹּֽחַ, קוֹל יְיָ בֶּהָדָר. קוֹל יְיָ שֹׁבֵר אֲרָזִים, וַיְשַׁבֵּר יְיָ אֶת אַרְזֵי הַלְּבָנוֹן. וַיַּרְקִידֵם כְּמוֹ עֵֽגֶל, לְבָנוֹן וְשִׂרְיֹן כְּמוֹ בֶן־רְאֵמ</text:span><text:span text:style-name="T241">ִים. קוֹל יְיָ חֹצֵב לַהֲבוֹת אֵשׁ. קוֹל יְיָ יָחִיל מִדְבָּר, יָחִיל יְיָ מִדְבַּר קָדֵֽשׁ. קוֹל יְיָ יְחוֹלֵל אַיָּלוֹת, וַיֶּחֱשֹׂף יְעָרוֹת, וּבְהֵיכָלוֹ כֻּלּוֹ אֹמֵר כָּבוֹד. יְיָ לַמַּבּוּל יָשָׁב, וַיֵּֽשֶׁב יְיָ מֶֽלֶךְ לְעוֹלָם. יְיָ עֹז לְעַמּוֹ</text:span><text:span text:style-name="T242"><text:s/>יִתֵּן; יְיָ יְבָרֵךְ אֶת עַמּוֹ בַשָּׁלוֹם.</text:span></text:p>
      <text:p text:style-name="P243"><text:span text:style-name="T244">וּבְנֻחֹה יֹאמַר: שׁוּבָה, יְיָ, רִבְבוֹת אַלְפֵי יִשְׂרָאֵל. קוּמָה יְיָ לִמְנוּחָתֶֽךָ, אַתָּה וַאֲרוֹן עֻזֶּֽךָ. כֹּהֲנֶֽיךָ יִלְבְּשׁוּ צֶֽדֶק, וַחֲסִידֶֽיךָ יְרַנֵּֽנוּ. בַּֽעֲבוּר דָּוִד עַבְדֶּֽךָ, אַל ת</text:span><text:span text:style-name="T245">ָּשֵׁב פְּנֵי מְשִׁיחֶֽךָ. כִּי לֶֽקַח טוֹב נָתַֽתִּי לָכֶם, תּוֹרָתִי אַל תַּעֲזֹֽבוּ. עֵץ<text:s/></text:span><text:soft-page-break/><text:span text:style-name="T246">חַיִּים הִיא לַמַּחֲזִיקִים בָּהּ, וְתֹמְכֶֽיהָ מְאֻשָּׁר. דְּרָכֶֽיהָ דַרְכֵי נֹֽעַם, וְכׇל נְתִיבוֹתֶֽיהָ שָׁלוֹם. הֲשִׁיבֵֽנוּ יְיָ אֵלֶֽיךָ, וְנָשֽׁוּבָה; חַדֵּ</text:span><text:span text:style-name="T247">שׁ יָמֵֽינוּ כְּקֶֽדֶם.</text:span></text:p>
      <text:p text:style-name="P248">The Shatz says Chatzi Kaddish, and the tzibbur recites the silent Musaf Amidah. <text:s/>Use the text from Shacharit Amidah, but replace the middle berakha with the one beginning “tikanta”, and during the repetition say the following kedusha:</text:p>
      <text:p text:style-name="P249"><text:span text:style-name="T250">נַעֲרִיצְךָ וְנַקְדִישְׁךָ כְּסוֹד שִֽׂיחַ שַׂרְפֵי קֹֽדֶשׁ הַמַּקְדִּישִׁים שִׁמְךָ בַּקֹּֽדֶשׁ, כַּכָּתוּב עַל יַד נְבִיאֶֽךָ: וְקָרָא זֶה אֶל זֶה וְאָמַר: קָדוֹשׁ, קָדוֹשׁ, קָדוֹשׁ יְיָ צְבָאוֹת; מְלֹא כׇל־הָאָרֶץ כְּבוֹדוֹ.</text:span></text:p>
      <text:p text:style-name="P251"><text:span text:style-name="T252">כְּבוֹדוֹ מָלֵא עוֹלָם; מ</text:span><text:span text:style-name="T253">ְשָׁרְתָיו שׁוֹאֲלִים זֶה לָזֶה אַיֵּה מְקוֹם כְּבוֹדוֹ; לְעֻמָּתָם בָּרוּךְ יֹאמֵֽרוּ– בָּרוּךְ כְּבוֹד יְיָ מִמְּקוֹמוֹ.</text:span></text:p>
      <text:p text:style-name="P254"><text:span text:style-name="T255">מִמְּקוֹמוֹ הוּא יִֽפֶן בְּרַחֲמִים, וְיָחֹן עַם הַמְּיַחֲדִים שְׁמוֹ; עֶֽרֶב וָבֹֽקֶר, בְּכׇל יוֹם תָּמִיד, פַּעֲמַֽיִם בְּאַהֲבָה ש</text:span><text:span text:style-name="T256">ְׁמַע אוֹמְרִים– שְׁמַע יִשְׂרָאֵל, יְיָ אֱלֹהֵֽינוּ, יְיָ אֶחָד. הוּא אֱלֹהֵֽינוּ, הוּא אָבִֽינוּ, הוּא מַלְכֵּֽנוּ, הוּא מוֹשִׁיעֵֽנוּ, וְהוּא יַשְׁמִיעֵֽנוּ בְּרַחֲמָיו שֵׁנִית לְעֵינֵי כׇּל־חַי: לִהְיוֹת לָכֶם לֵאלֹהִים– אֲנִי יְיָ אֱלֹהֵיכֶם.</text:span></text:p>
      <text:p text:style-name="P257"><text:span text:style-name="T258">וּבְדִבְ</text:span><text:span text:style-name="T259">רֵי קׇדְשְׁךָ כָּתוּב לֵאמֹר:יִמְלֹךְ יְיָ לְעוֹלָם, אֱלֹהַֽיִךְ צִיּוֹן לְדֹר וָדֹר; הַלְלוּיָהּ.</text:span></text:p>
      <text:p text:style-name="P260"><text:span text:style-name="T261">לְדוֹר וָדוֹר נָגִיד גׇּדְלֶֽךָ, וּלְנֵֽצַח נְצָחִים קְדֻשָּׁתְךָ נַקְדִּישׁ, וְשִׁבְחֲךָ אֱלֹהֵֽינוּ מִפִּֽינוּ לֹא יָמוּשׁ לְעוֹלָם וָעֶד, כִּי אֵל מֶֽלֶךְ</text:span><text:span text:style-name="T262"><text:s/>גָּדוֹל וְקָדוֹשׁ אָֽתָּה בָּרוּךְ אַתָּה, יְיָ, הָאֵל הַקָּדוֹשׁ.</text:span></text:p>
      <text:p text:style-name="P263"><text:span text:style-name="T264">תִּכַּֽנְתָּ שַׁבָּת, רָצִֽיתָ קׇרְבְּנוֹתֶֽיהָ. צִוִּֽיתָ פֵּרוּשֶֽׁיהָ עִם סִדּוּרֵי נְסָכֶֽיהָ. מְעַנְּגֶֽיהָ לְעוֹלָם כָּבוֹד יִנְחָֽלוּ; טוֹעֲמֶֽיהָ חַיִּים זָכוּ; וְגַם הָאוֹהֲבִים ד</text:span><text:span text:style-name="T265">ְּבָרֶֽיהָ גְּדֻלָּה בָּחָֽרוּ. אָז מִסִּינַי נִצְטַוּוּ עליה. וַתְּצַוֵּֽנוּ, יְיָ אֱלֹהֵֽינוּ, לְהַקְרִיב בָּהּ קׇרְבַּן מוּסַף שַׁבָּת כָּרָאוּי. יְהִי רָצוֹן מִלְּפָנֶֽיךָ, יְיָ אֱלֹהֵֽינוּ וֵאלֹהֵי אֲבוֹתֵֽינוּ, שֶׁתַּעֲלֵֽנוּ בְשִׂמְחָה לְאַרְצֵֽנוּ,</text:span><text:span text:style-name="T266"><text:s/>וְתִטָּעֵֽנוּ בִּגְבוּלֵֽנוּ; וְשָׁם נַעֲשֶׂה לְפָנֶֽיךָ אֶת קׇרְבְּנוֹת חוֹבוֹתֵֽינוּ, תְּמִידִים כְּסִדְרָם וּמוּסָפִים כְּהִלְכָתָם. וְאֶת מוּסַף יוֹם הַשַּׁבָּת הַזֶּה נַעֲשֶׂה וְנַקְרִיב לְפָנֶֽיךָ בְּאַהֲבָה, כְּמִצְוַת רְצוֹנֶֽךָ, כְּמוֹ שֶׁכָּתַֽב</text:span><text:span text:style-name="T267">ְתָּ עָלֵֽינוּ בְּתוֹרָתֶֽךָ, עַל יְדֵי מֹשֶׁה עַבְדֶּֽךָ, מִפִּי כְבוֹדֶֽךָ כָּאָמוּר: וּבְיוֹם הַשַּׁבָּת, שְׁנֵי כְבָשִׂים בְּנֵי שָׁנָה תְּמִימִם; וּשְׁנֵי עֶשְׂרֹנִים סֹֽלֶת, מִנְחָה בְּלוּלָה בַשֶּֽׁמֶן, וְנִסְכּוֹ. עֹלַת שַׁבַּת בְּשַׁבַּתּוֹ, עַל ע</text:span><text:span text:style-name="T268">ֹלַת הַתָּמִיד וְנִסְכָּהּ.</text:span></text:p>
      <text:p text:style-name="P269"><text:span text:style-name="T270">יִשְׂמְחוּ בְמַלְכוּתְךָ שׁוֹמְרֵי שַׁבָּת וְקֽוֹרְאֵי עֹֽנֶג, עַם מְקַדְּשֵׁי שְׁבִיעִי, כֻּלָּם יִשְׂבְּעוּ וְיִתְעַנְּגוּ מִטּוּבֶֽךָ; וְהַשְּׁבִיעִי רָצִֽיתָ בּוֹ וְקִדַּשְׁתּוֹ, חֶמְדַּת יָמִים אוֹתוֹ קָרָֽאתָ, זֵֽכֶר לְמַע</text:span><text:span text:style-name="T271">ֲשֵׂה בְרֵאשִׁית.</text:span></text:p>
      <text:p text:style-name="P272">Continue with “eloheinu ve’elohei avoteinu” above</text:p>
      <text:p text:style-name="P273"><text:span text:style-name="T274">אֵין כֵּאלֹהֵֽינוּ, אֵין כַּאדוֹנֵֽנוּ, אֵין כְּמַלְכֵּֽנוּ, אֵין כְּמוֹשִׁיעֵֽנוּ. מִי כֵאלֹהֵֽינוּ, מִי כַאדוֹנֵֽנוּ, מִי כְמַלְכֵּֽנוּ, מִי כְמוֹשִׁיעֵֽנוּ. נוֹדֶה לֵאלֹהֵֽינוּ, נוֹדֶה</text:span><text:span text:style-name="T275"><text:s/>לַאדוֹנֵֽנוּ, נוֹדֶה לְמַלְכֵּֽנוּ, נוֹדֶה לְמוֹשִׁיעֵֽנוּ. בָּרוּךְ אֱלֹהֵֽינוּ, בָּרוּךְ אֲדוֹנֵֽנוּ, בָּרוּךְ מַלְכֵּֽנוּ, בָּרוּךְ מוֹשִׁיעֵֽנוּ. אַתָּה הוּא אֱלֹהֵֽינוּ, אַתָּה הוּא אֲדוֹנֵֽנוּ, אַתָּה הוּא מַלְכֵּֽנוּ, אַתָּה הוּא מוֹשִׁיעֵֽנוּ. אַת</text:span><text:span text:style-name="T276">ָּה הוּא שֶׁהִקְטִֽרוּ אֲבוֹתֵֽינוּ לְפָנֶֽיךָ אֶת קְטֹֽרֶת הַסַּמִּים. פִּטּוּם הַקְּטֹֽרֶת: הַצֳּרִי, וְהַצִּפֹּֽרֶן, הַחֶלְבְּנָה וְהַלְּבוֹנָה, מִשְׁקַל שִׁבְעִים שִׁבְעִים מָנֶה; מֹר וּקְצִיעָה, שִׁבֹּֽלֶת נֵרְדְּ וְכַרְכֹּם, מִשְׁקַל שִׁשָּׁה עָשָׂר<text:s/></text:span><text:span text:style-name="T277">שִׁשָּׁה עָשָׂר מָנֶה; הַקּשְׁטְ שְׁנֵים עָשָׂר, וְקִלּוּפָה שְׁלֹשָׁה, וְקִנָּמוֹן תִּשְׁעָה, בֹּרִית כַּרְשִׁינָה תִּשְׁעָה קַבִּין; יֵין קַפְרִיסִין סְאִין תְּלָתָא וְקַבִּין תְּלָתָא; וְאִם אֵין לוֹ יֵין קַפְרִיסִין, מֵבִיא חֲמַר חִוַּרְיָן עַתִּיק; מֶ</text:span><text:span text:style-name="T278">ֽלַח סְדוֹמִית רֹֽבַע הַקָּב; מַעֲלֵה עָשָׁן כׇּל־שֶׁהוּא. רַבִּי נָתָן אוֹמֵר: אַף כִּפַּת הַיַּרְדֵּן כׇּל־שֶׁהוּא. וְאִם נָתַן בָּהּ דְּבַשׁ, פְּסָלָהּ; וְאִם חִסַּר אַחַת מִכׇּל סַמָּנֶֽיהָ, חַיָּב מִיתָה. רַבָּן שִׁמְעוֹן בֶּן גַּמְלִיאֵל אוֹמֵר: הַצֳ</text:span><text:span text:style-name="T279">ּרִי אֵינוֹ אֶלָּא שְׂרָף הַנּוֹטֵף מֵעֲצֵי הַקְּטָף. בֹּרִית כַּרְשִׁינָה, שֶׁשָּׁפִין בָּהּ אֶת הַצִּפֹּֽרֶן כְּדֵי שֶׁתְּהֵא נָאָה; יֵין קַפְרִיסִין, שֶׁשּׁוֹרִין בּוֹ אֶת הַצִּפֹּֽרֶן כְּדֵי שֶׁתְּהֵא עַזָּה. וַהֲלֹא מֵי רַגְלַֽיִם יָפִין לָהּ, אֶלָּא<text:s/></text:span><text:span text:style-name="T280">שֶׁאֵין מַכְנִיסִין מֵי רַגְלַֽיִם בָּעֲזָרָה מִפְּנֵי הַכָּבוֹד.</text:span></text:p>
      <text:p text:style-name="P281"><text:span text:style-name="T282">הַשִּׁיר שֶׁהָיוּ הַלְוִיִּם אוֹמְרִים בְּבֵית הַמִּקְדָּשׁ.בַּיּוֹם הָרִאשׁוֹן הָיוּ אוֹמְרִים: לַייָ הָאָֽרֶץ וּמְלוֹאָהּ, תֵּבֵל וְיֹֽשְׁבֵי בָהּ. בַּשֵּׁנִי הָיוּ אוֹמְרִים: גָּדוֹל יְיָ</text:span><text:span text:style-name="T283"><text:s/>וּמְהֻלָּל מְאֹד, בְּעִיר אֱלֹהֵֽינוּ, הַר קׇדְשׁוֹ. בַּשְּׁלִישִׁי הָיוּ אוֹמְרִים: אֱלֹהִים נִצָּב בַּעֲדַת אֵל, בְקֶֽרֶב אֱלֹהִים יִשְׁפֹּט. בָּרְבִיעִי הָיוּ אוֹמְרִים: אֵל נְקָמוֹת, יְיָ, אֵל נְקָמוֹת, הוֹפִֽיעַ. בַּחֲמִישִׁי הָיוּ<text:s/></text:span><text:span text:style-name="T284">אוֹמְרִים: הַרְנִֽ</text:span><text:span text:style-name="T285">ינוּ לֵאלֹהִים עוּזֵּֽנוּ, הָרִֽיעוּ לֵאלֹהֵי יַעֲקֹב. בַּשִּׁשִּׁי הָיוּ אוֹמְרִים: יְיָ מָלָךְ, גֵּאוּת לָבֵשׁ; לָבֵשׁ יְיָ, עֹז הִתְאַזָּר; אַף תִּכּוֹן תֵּבֵל, בַּל תִּמּוֹט. בַּשַּׁבָּת הָיוּ אוֹמְרִים: מִזְמוֹר שִׁיר לְיוֹם הַשַּׁבָּת. מִזְמוֹר שִׁיר</text:span><text:span text:style-name="T286"><text:s/>לֶעָתִיד לָבֹא, לְיוֹם שֶׁכֻּלּוֹ שַׁבָּת וּמְנוּחָה, לְחַיֵּי הָעוֹלָמִים.</text:span></text:p>
      <text:p text:style-name="P287"><text:span text:style-name="T288">תָּנָא דְבֵי אֵלִיָּֽהוּ: כׇּל־הַשּׁוֹנֶה הֲלָכוֹת בְּכׇל יוֹם, מֻבְטָח לוֹ שֶׁהוּא בֶּן עוֹלָם הַבָּא, שֶׁנֶּאֱמַר: הֲלִיכוֹת עוֹלָם לוֹ. אַל תִּקְרָא הֲלִיכוֹת אֶלָּא הֲלָכוֹת.<text:s/></text:span><text:span text:style-name="T289">אָמַר רַבִּי אֶלְעָזָר, אָמַר רַבִּי חֲנִינָא: תַּלְמִידֵי חֲכָמִים מַרְבִּים שָׁלוֹם בָּעוֹלָם, שֶׁנֶּאֱמַר: וְכׇל בָּנַֽיִךְ לִמּוּדֵי יְיָ, וְרַב שְׁלוֹם בָּנָֽיִךְ. אַל תִּקְרָא בָּנָֽיִךְ, אֶלָּא בּוֹנָֽיִךְ. שָׁלוֹם רָב לְאֹהֲבֵי תוֹרָתֶֽךָ, וְאֵין ל</text:span><text:span text:style-name="T290">ָֽמוֹ מִכְשֽוֹל. יְהִי שָׁלוֹם בְּחֵילֵךְ, שַׁלְוָה בְּאַרְמְנוֹתָֽיִךְ. לְמַֽעַן אַחַי וְרֵעָי, אֲדַבְּרָה נָּא שָׁלוֹם בָּךְ. לְמַֽעַן בֵּית יְיָ אֱלֹהֵֽינוּ, אֲבַקְשָׁה טוֹב לָךְ. יְיָ עֹז לְעַמּוֹ יִתֵּן, יְיָ יְבָרֵךְ אֶת עַמּוֹ בַשָּׁלוֹם.</text:span></text:p>
      <text:p text:style-name="P291"><text:span text:style-name="T292">עָלֵֽינוּ<text:s/></text:span><text:span text:style-name="T293">לְשַׁבֵּֽחַ לַאֲדוֹן הַכֹּל, לָתֵת גְּדֻלָּה לְיוֹצֵר בְּרֵאשִׁית, שֶׁלֺּא עָשָֽׂנוּ כְּגוֹיֵי הָאֲרָצוֹת, וְלֺא שָׂמָֽנוּ כְּמִשְׁפְּחוֹת הָאֲדָמָה; שֶׁלֺּא שָׂם חֶלְקֵֽנוּ כָּהֶם, וְגוֹרָלֵֽנוּ כְּכׇל הֲמוֹנָם; וַאֲנַֽחְנוּ כּוֹרְעִים וּמִשְׁתַּחֲוִים וּ</text:span><text:span text:style-name="T294">מוֹדִים לִפְנֵי מֶֽלֶךְ מַלְכֵי הַמְּלָכִים, הַקָּדוֹשׁ בָּרוּךְ הוּא, שֶׁהוּא נוֹטֶה שָׁמַֽיִם וְיוֹסֵד אָֽרֶץ, וּמוֹשַׁב יְקָרוֹ בַּשָּׁמַֽיִם מִמַּֽעַל, וּשְׁכִינַת עֻזּוֹ בְּגָבְהֵי מְרוֹמִים. הוּא אֱלֺהֵֽינוּ, אֵין עוֹד; אֱמֶת מַלְכֵּֽנוּ, אֶֽפֶס זוּל</text:span><text:span text:style-name="T295">ָתוֹ, כַּכָּתוּב בְּתוֹרָתוֹ: וְיָדַעְתָּ הַיּוֹם וַהֲשֵׁבֹתָ אֶל לְבָבֶֽךָ, כִּי יְיָ הוּא הָאֱלֺהִים בַּשָּׁמַֽיִם מִמַּֽעַל, וְעַל הָאָֽרֶץ מִתָּֽחַת, אֵין עוֹד.</text:span></text:p>
      <text:p text:style-name="P296"><text:span text:style-name="T297">עַל כֵּן נְקַוֶּה לְךָ, יְיָ אֱלֺהֵֽינוּ, לִרְאוֹת מְהֵרָה בְּתִפְאֶֽרֶת עֻזֶּֽךָ, לְהַעֲבִ</text:span><text:span text:style-name="T298">יר גִּלּוּלִים מִן הָאָֽרֶץ, וְהָאֱלִילִים כָּרוֹת יִכָּרֵתוּן; לְתַקֵּן עוֹלָם בְּמַלְכוּת שַׁדַּי, וְכׇל בְּנֵי בָשָׂר יִקְרְאוּ בִשְׁמֶֽךָ, לְהַפְנוֹת אֵלֶֽיךָ כׇּל רִשְׁעֵי אָֽרֶץ. יַכִּֽירוּ וְיֵדְעוּ כׇּל יוֹשְׁבֵי תֵבֵל, כִּי לְךָ תִּכְרַע כׇּל בֶּֽ</text:span><text:span text:style-name="T299">רֶךְ, תִּשָּׁבַע כׇּל לָשׁוֹן. לְפָנֶֽיךָ, יְיָ אֱלֺהֵֽינוּ, יִכְרְעוּ וְיִפֹּֽלוּ, וְלִכְבוֹד שִׁמְךָ יְקָר יִתֵּֽנוּ, וִיקַבְּלוּ כֻלָּם אֶת עֹל מַלְכוּתֶֽךָ, וְתִמְלוֹךְ עֲלֵיהֶם מְהֵרָה לְעוֹלָם וָעֶד; כִּי הַמַּלְכוּת שֶׁלְּךָ הִיא, וּלְעֽוֹלְמֵי עַד<text:s/></text:span><text:span text:style-name="T300">תִּמְלוֹךְ בְּכָבוֹד, כַּכָּתוּב בְּתוֹרָתֶֽךָ: יְיָ יִמְלֺךְלְעֹלָם וָעֶד. וְנֶאֱמַר: וְהָיָה יְיָ לְמֶֽלֶךְ עַל כׇּל הָאָֽרֶץ; בַּיּוֹם הַהוּא יִהְיֶה יְיָ אֶחָד וּשְׁמוֹ אֶחָד.</text:span></text:p>
      <text:p text:style-name="P301">Texts of kaddish</text:p>
      <text:p text:style-name="P302"><text:span text:style-name="T303">יִתְגַּדַּל וְיִתְקַדַּשׁ שְׁמֵהּ רַבָּא בְּעָלְמָא דִּי־בְ</text:span><text:span text:style-name="T304">רָא כִרְעוּתֵהּ; וְיַמְלִיךְ מַלְכוּתֵהּ בְּחַיֵּיכוֹן וּבְיוֹמֵיכוֹן, וּבְחַיֵּי דְכׇל־בֵּית יִשְׂרָאֵל, בַּעֲגָלָא וּבִזְמַן קָרִיב, וְאִמְרוּ אָמֵן. יְהֵא שְׁמֵהּ רַבָּא מְבָרַךְ לְעָלַם וּלְעָלְמֵי עָלְמַיָּא. יִתְבָּרַךְ וְיִשְׁתַּבַּח, וְיִתְפָּאַר ו</text:span><text:span text:style-name="T305">ְיִתְרוֹמָם, וְיִתְנַשֵּׂא וְיִתְהַדָּר, וְיִתְעַלֶּה וְיִתְהַלָּל שְׁמֵהּ דְּקֻדְשָׁא, בְּרִיךְ הוּא, לְעֵֽלָּא מִן כׇּל־בִּרְכָתָא וְשִׁירָתָא, תֻּשְׁבְּחָתָא וְנֶחֱמָתָא, דַּאֲמִירָן בְּעָלְמָא, וְאִמְרוּ אָמֵן.</text:span></text:p>
      <text:p text:style-name="P306"><text:span text:style-name="T307">עַל יִשְׂרָאֵל וְעַל רַבָּנָן וְעַל תַלְמ</text:span><text:span text:style-name="T308">ִידֵיהוֹן, וְעַל כׇּל־תַּלְמִידֵי תַלְמִידֵיהוֹן, וְעַל כׇּל־מָן דְּעָסְקִין בְּאוֹרַיְתָא, דִּי־בְּאַתְרָא הָדֵן, וְדִי בְכׇל־אֲתַר וַאֲתַר, יְהֵא לְהוֹן וּלְכוֹן שְׁלָמָא רַבָּא, חִנָּא וְחִסְדָּא וְרַחֲמִין, וְחַיִּין אֲרִיכִין, וּמְזוֹנֵי רְוִיחֵי, וּפ</text:span><text:span text:style-name="T309">וּרְקָנָא מִן קֳדָם אֲבוּהוֹן דְּבִשְׁמַיָּא וְאַרְעָא, וְאִמְרוּ אָמֵן.</text:span></text:p>
      <text:p text:style-name="P310"><text:span text:style-name="T311">תִּתְקַבַּל צְלוֹתְהוֹן וּבָעוּתְהוֹן דְּכׇל־בֵּית יִשְׂרָאֵל קֳדָם אֲבוּהוֹן דִּי בִשְׁמַיָּא, וְאִמְרוּ אָמֵן.</text:span></text:p>
      <text:p text:style-name="P312"><text:span text:style-name="T313">יְהֵא שְׁלָמָא רַבָּא מִן שְׁמַיָּא, וְחַיִּים טוֹבִים, עָלֵֽינוּ וְעַ</text:span><text:span text:style-name="T314">ל כׇּל־יִשְׂרָאֵל, וְאִמְרוּ אָמֵן. עֹשֶׂה שָׁלוֹם בִּמְרוֹמָיו, הוּא בְּרַחֲמָיו יַעֲשֶׂה שָׁלוֹם עָלֵֽינוּ וְעַל כׇּל־יִשְׂרָאֵל, 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2in" fo:margin-left="0.2in" fo:margin-bottom="0.2in" fo:margin-right="0.2in" style:num-format="1" style:writing-mode="rl-tb">
        <style:columns fo:column-count="2">
          <style:column-sep/>
          <style:column style:rel-width="7632*" fo:start-indent="0in" fo:end-indent="0.05in"/>
          <style:column style:rel-width="7632*" fo:start-indent="0.0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5T12:52:00Z</dc:date>
    <meta:print-date>2020-10-15T12:51:00Z</meta:print-date>
    <meta:template xlink:href="Normal.dotm" xlink:type="simple"/>
    <meta:editing-cycles>21</meta:editing-cycles>
    <meta:editing-duration>PT10200S</meta:editing-duration>
    <meta:document-statistic meta:page-count="4" meta:paragraph-count="78" meta:word-count="5891" meta:character-count="39393" meta:row-count="279" meta:non-whitespace-character-count="33580"/>
  </office:meta>
</office:document-meta>
</file>